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0.901cm"/>
    </style:style>
    <style:style style:name="ro1" style:family="table-row">
      <style:table-row-properties style:row-height="0.66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9" table:default-cell-style-name="Default"/>
        <table:table-column table:style-name="co2" table:default-cell-style-name="Default"/>
        <table:table-column table:style-name="co1" table:number-columns-repeated="994" table:default-cell-style-name="Default"/>
        <table:table-row table:style-name="ro1">
          <table:table-cell table:style-name="ce1" table:formula="of:=RAND()*100" office:value-type="float" office:value="43.0661704546507" calcext:value-type="float">
            <text:p>43,0661704546507</text:p>
          </table:table-cell>
          <table:table-cell table:style-name="ce1" table:formula="of:=RAND()*100" office:value-type="float" office:value="12.5668553989503" calcext:value-type="float">
            <text:p>12,5668553989503</text:p>
          </table:table-cell>
          <table:table-cell table:style-name="ce1" table:formula="of:=RAND()*100" office:value-type="float" office:value="83.7599404206348" calcext:value-type="float">
            <text:p>83,7599404206348</text:p>
          </table:table-cell>
          <table:table-cell table:style-name="ce1" table:formula="of:=RAND()*100" office:value-type="float" office:value="10.0906742110637" calcext:value-type="float">
            <text:p>10,0906742110637</text:p>
          </table:table-cell>
          <table:table-cell table:style-name="ce1" table:formula="of:=RAND()*100" office:value-type="float" office:value="75.6637622949397" calcext:value-type="float">
            <text:p>75,6637622949397</text:p>
          </table:table-cell>
          <table:table-cell table:style-name="ce1" table:formula="of:=RAND()*100" office:value-type="float" office:value="87.6695631163135" calcext:value-type="float">
            <text:p>87,6695631163135</text:p>
          </table:table-cell>
          <table:table-cell table:style-name="ce1" table:formula="of:=RAND()*100" office:value-type="float" office:value="91.2485974729288" calcext:value-type="float">
            <text:p>91,2485974729288</text:p>
          </table:table-cell>
          <table:table-cell table:style-name="ce1" table:formula="of:=RAND()*100" office:value-type="float" office:value="71.9877383233282" calcext:value-type="float">
            <text:p>71,9877383233282</text:p>
          </table:table-cell>
          <table:table-cell table:style-name="ce1" table:formula="of:=RAND()*100" office:value-type="float" office:value="65.189898176007" calcext:value-type="float">
            <text:p>65,189898176007</text:p>
          </table:table-cell>
          <table:table-cell table:style-name="ce1" table:formula="of:=RAND()*100" office:value-type="float" office:value="7.47235763250609" calcext:value-type="float">
            <text:p>7,47235763250609</text:p>
          </table:table-cell>
          <table:table-cell table:style-name="ce1" table:formula="of:=RAND()*100" office:value-type="float" office:value="15.8438254306518" calcext:value-type="float">
            <text:p>15,8438254306518</text:p>
          </table:table-cell>
          <table:table-cell table:style-name="ce1" table:formula="of:=RAND()*100" office:value-type="float" office:value="23.0949840754842" calcext:value-type="float">
            <text:p>23,0949840754842</text:p>
          </table:table-cell>
          <table:table-cell table:style-name="ce1" table:formula="of:=RAND()*100" office:value-type="float" office:value="55.0325097517132" calcext:value-type="float">
            <text:p>55,0325097517132</text:p>
          </table:table-cell>
          <table:table-cell table:number-columns-repeated="2"/>
          <table:table-cell table:style-name="ce2" table:formula="of:=AVERAGE([.A1:.B2])" office:value-type="float" office:value="57.0092633318303" calcext:value-type="float">
            <text:p>57,0092633318303</text:p>
          </table:table-cell>
          <table:table-cell table:style-name="ce2" table:formula="of:=AVERAGE([.A1:.C2])" office:value-type="float" office:value="64.4615630885982" calcext:value-type="float">
            <text:p>64,4615630885982</text:p>
          </table:table-cell>
          <table:table-cell table:style-name="ce2" table:formula="of:=AVERAGE([.B1:.D2])" office:value-type="float" office:value="49.3911606584258" calcext:value-type="float">
            <text:p>49,3911606584258</text:p>
          </table:table-cell>
          <table:table-cell table:style-name="ce2" table:formula="of:=AVERAGE([.C1:.E2])" office:value-type="float" office:value="56.4079214393269" calcext:value-type="float">
            <text:p>56,4079214393269</text:p>
          </table:table-cell>
          <table:table-cell table:style-name="ce2" table:formula="of:=AVERAGE([.D1:.F2])" office:value-type="float" office:value="54.9897606205438" calcext:value-type="float">
            <text:p>54,9897606205438</text:p>
          </table:table-cell>
          <table:table-cell table:style-name="ce2" table:formula="of:=AVERAGE([.E1:.G2])" office:value-type="float" office:value="73.1556796648802" calcext:value-type="float">
            <text:p>73,1556796648802</text:p>
          </table:table-cell>
          <table:table-cell table:style-name="ce2" table:formula="of:=AVERAGE([.F1:.H2])" office:value-type="float" office:value="76.7532974582062" calcext:value-type="float">
            <text:p>76,7532974582062</text:p>
          </table:table-cell>
          <table:table-cell table:style-name="ce2" table:formula="of:=AVERAGE([.G1:.I2])" office:value-type="float" office:value="75.3753025241797" calcext:value-type="float">
            <text:p>75,3753025241797</text:p>
          </table:table-cell>
          <table:table-cell table:style-name="ce2" table:formula="of:=AVERAGE([.H1:.J2])" office:value-type="float" office:value="59.5533848665831" calcext:value-type="float">
            <text:p>59,5533848665831</text:p>
          </table:table-cell>
          <table:table-cell table:style-name="ce2" table:formula="of:=AVERAGE([.I1:.K2])" office:value-type="float" office:value="49.8888698533226" calcext:value-type="float">
            <text:p>49,8888698533226</text:p>
          </table:table-cell>
          <table:table-cell table:style-name="ce2" table:formula="of:=AVERAGE([.J1:.L2])" office:value-type="float" office:value="31.1400265014131" calcext:value-type="float">
            <text:p>31,1400265014131</text:p>
          </table:table-cell>
          <table:table-cell table:style-name="ce2" table:formula="of:=AVERAGE([.K1:.M2])" office:value-type="float" office:value="38.8160482808431" calcext:value-type="float">
            <text:p>38,8160482808431</text:p>
          </table:table-cell>
          <table:table-cell table:style-name="ce2" table:formula="of:=AVERAGE([.L1:.M2])" office:value-type="float" office:value="33.9139383059779" calcext:value-type="float">
            <text:p>33,9139383059779</text:p>
          </table:table-cell>
          <table:table-cell/>
          <table:table-cell office:value-type="string" calcext:value-type="string">
            <text:p>Summe 1:</text:p>
          </table:table-cell>
          <table:table-cell table:number-columns-repeated="994"/>
        </table:table-row>
        <table:table-row table:style-name="ro1">
          <table:table-cell table:style-name="ce1" table:formula="of:=RAND()*100" office:value-type="float" office:value="93.429527777323" calcext:value-type="float">
            <text:p>93,429527777323</text:p>
          </table:table-cell>
          <table:table-cell table:style-name="ce1" table:formula="of:=RAND()*100" office:value-type="float" office:value="78.974499696397" calcext:value-type="float">
            <text:p>78,974499696397</text:p>
          </table:table-cell>
          <table:table-cell table:style-name="ce1" table:formula="of:=RAND()*100" office:value-type="float" office:value="74.9723847836336" calcext:value-type="float">
            <text:p>74,9723847836336</text:p>
          </table:table-cell>
          <table:table-cell table:style-name="ce1" table:formula="of:=RAND()*100" office:value-type="float" office:value="35.9826094398755" calcext:value-type="float">
            <text:p>35,9826094398755</text:p>
          </table:table-cell>
          <table:table-cell table:style-name="ce1" table:formula="of:=RAND()*100" office:value-type="float" office:value="57.9781574858139" calcext:value-type="float">
            <text:p>57,9781574858139</text:p>
          </table:table-cell>
          <table:table-cell table:style-name="ce1" table:formula="of:=RAND()*100" office:value-type="float" office:value="62.5537971752563" calcext:value-type="float">
            <text:p>62,5537971752563</text:p>
          </table:table-cell>
          <table:table-cell table:style-name="ce1" table:formula="of:=RAND()*100" office:value-type="float" office:value="63.8202004440291" calcext:value-type="float">
            <text:p>63,8202004440291</text:p>
          </table:table-cell>
          <table:table-cell table:style-name="ce1" table:formula="of:=RAND()*100" office:value-type="float" office:value="83.2398882173816" calcext:value-type="float">
            <text:p>83,2398882173816</text:p>
          </table:table-cell>
          <table:table-cell table:style-name="ce1" table:formula="of:=RAND()*100" office:value-type="float" office:value="76.7654925114034" calcext:value-type="float">
            <text:p>76,7654925114034</text:p>
          </table:table-cell>
          <table:table-cell table:style-name="ce1" table:formula="of:=RAND()*100" office:value-type="float" office:value="52.6649343388722" calcext:value-type="float">
            <text:p>52,6649343388722</text:p>
          </table:table-cell>
          <table:table-cell table:style-name="ce1" table:formula="of:=RAND()*100" office:value-type="float" office:value="81.3967110304953" calcext:value-type="float">
            <text:p>81,3967110304953</text:p>
          </table:table-cell>
          <table:table-cell table:style-name="ce1" table:formula="of:=RAND()*100" office:value-type="float" office:value="6.36734650046885" calcext:value-type="float">
            <text:p>6,36734650046885</text:p>
          </table:table-cell>
          <table:table-cell table:style-name="ce1" table:formula="of:=RAND()*100" office:value-type="float" office:value="51.1609128962452" calcext:value-type="float">
            <text:p>51,1609128962452</text:p>
          </table:table-cell>
          <table:table-cell table:number-columns-repeated="2"/>
          <table:table-cell table:style-name="ce2" table:formula="of:=AVERAGE([.A1:.B3])" office:value-type="float" office:value="57.6457536819199" calcext:value-type="float">
            <text:p>57,6457536819199</text:p>
          </table:table-cell>
          <table:table-cell table:style-name="ce3" table:formula="of:=AVERAGE([.A1:.C3])" office:value-type="float" office:value="60.5040849998985" calcext:value-type="float">
            <text:p>60,5040849998985</text:p>
          </table:table-cell>
          <table:table-cell table:style-name="ce3" table:formula="of:=AVERAGE([.B1:.D3])" office:value-type="float" office:value="55.7562896398274" calcext:value-type="float">
            <text:p>55,7562896398274</text:p>
          </table:table-cell>
          <table:table-cell table:style-name="ce3" table:formula="of:=AVERAGE([.C1:.E3])" office:value-type="float" office:value="62.184370127349" calcext:value-type="float">
            <text:p>62,184370127349</text:p>
          </table:table-cell>
          <table:table-cell table:style-name="ce3" table:formula="of:=AVERAGE([.D1:.F3])" office:value-type="float" office:value="67.2514979761151" calcext:value-type="float">
            <text:p>67,2514979761151</text:p>
          </table:table-cell>
          <table:table-cell table:style-name="ce3" table:formula="of:=AVERAGE([.E1:.G3])" office:value-type="float" office:value="79.7028423702635" calcext:value-type="float">
            <text:p>79,7028423702635</text:p>
          </table:table-cell>
          <table:table-cell table:style-name="ce3" table:formula="of:=AVERAGE([.F1:.H3])" office:value-type="float" office:value="73.2700813403059" calcext:value-type="float">
            <text:p>73,2700813403059</text:p>
          </table:table-cell>
          <table:table-cell table:style-name="ce3" table:formula="of:=AVERAGE([.G1:.I3])" office:value-type="float" office:value="71.7488788623604" calcext:value-type="float">
            <text:p>71,7488788623604</text:p>
          </table:table-cell>
          <table:table-cell table:style-name="ce3" table:formula="of:=AVERAGE([.H1:.J3])" office:value-type="float" office:value="51.7873675427875" calcext:value-type="float">
            <text:p>51,7873675427875</text:p>
          </table:table-cell>
          <table:table-cell table:style-name="ce3" table:formula="of:=AVERAGE([.I1:.K3])" office:value-type="float" office:value="44.5114383530894" calcext:value-type="float">
            <text:p>44,5114383530894</text:p>
          </table:table-cell>
          <table:table-cell table:style-name="ce3" table:formula="of:=AVERAGE([.J1:.L3])" office:value-type="float" office:value="24.3915406950402" calcext:value-type="float">
            <text:p>24,3915406950402</text:p>
          </table:table-cell>
          <table:table-cell table:style-name="ce3" table:formula="of:=AVERAGE([.K1:.M3])" office:value-type="float" office:value="33.9653487311612" calcext:value-type="float">
            <text:p>33,9653487311612</text:p>
          </table:table-cell>
          <table:table-cell table:style-name="ce2" table:formula="of:=AVERAGE([.L1:.M3])" office:value-type="float" office:value="33.9386137806291" calcext:value-type="float">
            <text:p>33,9386137806291</text:p>
          </table:table-cell>
          <table:table-cell/>
          <table:table-cell table:formula="of:=SUM([.A1:.M16])" office:value-type="float" office:value="10199.4456317113" calcext:value-type="float">
            <text:p>10199,4456317113</text:p>
          </table:table-cell>
          <table:table-cell table:number-columns-repeated="994"/>
        </table:table-row>
        <table:table-row table:style-name="ro1">
          <table:table-cell table:style-name="ce1" table:formula="of:=RAND()*100" office:value-type="float" office:value="41.7968803736614" calcext:value-type="float">
            <text:p>41,7968803736614</text:p>
          </table:table-cell>
          <table:table-cell table:style-name="ce1" table:formula="of:=RAND()*100" office:value-type="float" office:value="76.0405883905368" calcext:value-type="float">
            <text:p>76,0405883905368</text:p>
          </table:table-cell>
          <table:table-cell table:style-name="ce1" table:formula="of:=RAND()*100" office:value-type="float" office:value="39.9299177032987" calcext:value-type="float">
            <text:p>39,9299177032987</text:p>
          </table:table-cell>
          <table:table-cell table:style-name="ce1" table:formula="of:=RAND()*100" office:value-type="float" office:value="89.4891367140564" calcext:value-type="float">
            <text:p>89,4891367140564</text:p>
          </table:table-cell>
          <table:table-cell table:style-name="ce1" table:formula="of:=RAND()*100" office:value-type="float" office:value="91.7927480928245" calcext:value-type="float">
            <text:p>91,7927480928245</text:p>
          </table:table-cell>
          <table:table-cell table:style-name="ce1" table:formula="of:=RAND()*100" office:value-type="float" office:value="94.0430332548921" calcext:value-type="float">
            <text:p>94,0430332548921</text:p>
          </table:table-cell>
          <table:table-cell table:style-name="ce1" table:formula="of:=RAND()*100" office:value-type="float" office:value="92.5557219953738" calcext:value-type="float">
            <text:p>92,5557219953738</text:p>
          </table:table-cell>
          <table:table-cell table:style-name="ce1" table:formula="of:=RAND()*100" office:value-type="float" office:value="12.3121920632497" calcext:value-type="float">
            <text:p>12,3121920632497</text:p>
          </table:table-cell>
          <table:table-cell table:style-name="ce1" table:formula="of:=RAND()*100" office:value-type="float" office:value="88.6201805575424" calcext:value-type="float">
            <text:p>88,6201805575424</text:p>
          </table:table-cell>
          <table:table-cell table:style-name="ce1" table:formula="of:=RAND()*100" office:value-type="float" office:value="7.83362606479726" calcext:value-type="float">
            <text:p>7,83362606479726</text:p>
          </table:table-cell>
          <table:table-cell table:style-name="ce1" table:formula="of:=RAND()*100" office:value-type="float" office:value="4.81591943552898" calcext:value-type="float">
            <text:p>4,81591943552898</text:p>
          </table:table-cell>
          <table:table-cell table:style-name="ce1" table:formula="of:=RAND()*100" office:value-type="float" office:value="20.0341617465573" calcext:value-type="float">
            <text:p>20,0341617465573</text:p>
          </table:table-cell>
          <table:table-cell table:style-name="ce1" table:formula="of:=RAND()*100" office:value-type="float" office:value="47.9417677133056" calcext:value-type="float">
            <text:p>47,9417677133056</text:p>
          </table:table-cell>
          <table:table-cell table:number-columns-repeated="2"/>
          <table:table-cell table:style-name="ce2" table:formula="of:=AVERAGE([.A2:.B4])" office:value-type="float" office:value="67.4024529793046" calcext:value-type="float">
            <text:p>67,4024529793046</text:p>
          </table:table-cell>
          <table:table-cell table:style-name="ce3" table:formula="of:=AVERAGE([.A2:.C4])" office:value-type="float" office:value="66.7638717313191" calcext:value-type="float">
            <text:p>66,7638717313191</text:p>
          </table:table-cell>
          <table:table-cell table:style-name="ce3" table:formula="of:=AVERAGE([.B2:.D4])" office:value-type="float" office:value="73.0894544648092" calcext:value-type="float">
            <text:p>73,0894544648092</text:p>
          </table:table-cell>
          <table:table-cell table:style-name="ce3" table:formula="of:=AVERAGE([.C2:.E4])" office:value-type="float" office:value="63.5894636658139" calcext:value-type="float">
            <text:p>63,5894636658139</text:p>
          </table:table-cell>
          <table:table-cell table:style-name="ce3" table:formula="of:=AVERAGE([.D2:.F4])" office:value-type="float" office:value="61.5736706953914" calcext:value-type="float">
            <text:p>61,5736706953914</text:p>
          </table:table-cell>
          <table:table-cell table:style-name="ce3" table:formula="of:=AVERAGE([.E2:.G4])" office:value-type="float" office:value="57.7508992216369" calcext:value-type="float">
            <text:p>57,7508992216369</text:p>
          </table:table-cell>
          <table:table-cell table:style-name="ce3" table:formula="of:=AVERAGE([.F2:.H4])" office:value-type="float" office:value="60.6962373185064" calcext:value-type="float">
            <text:p>60,6962373185064</text:p>
          </table:table-cell>
          <table:table-cell table:style-name="ce3" table:formula="of:=AVERAGE([.G2:.I4])" office:value-type="float" office:value="66.0064964892862" calcext:value-type="float">
            <text:p>66,0064964892862</text:p>
          </table:table-cell>
          <table:table-cell table:style-name="ce3" table:formula="of:=AVERAGE([.H2:.J4])" office:value-type="float" office:value="56.8737051802023" calcext:value-type="float">
            <text:p>56,8737051802023</text:p>
          </table:table-cell>
          <table:table-cell table:style-name="ce3" table:formula="of:=AVERAGE([.I2:.K4])" office:value-type="float" office:value="50.7171915538504" calcext:value-type="float">
            <text:p>50,7171915538504</text:p>
          </table:table-cell>
          <table:table-cell table:style-name="ce3" table:formula="of:=AVERAGE([.J2:.L4])" office:value-type="float" office:value="36.7447338580436" calcext:value-type="float">
            <text:p>36,7447338580436</text:p>
          </table:table-cell>
          <table:table-cell table:style-name="ce3" table:formula="of:=AVERAGE([.K2:.M4])" office:value-type="float" office:value="38.2266611634381" calcext:value-type="float">
            <text:p>38,2266611634381</text:p>
          </table:table-cell>
          <table:table-cell table:style-name="ce2" table:formula="of:=AVERAGE([.L2:.M4])" office:value-type="float" office:value="34.3713345308603" calcext:value-type="float">
            <text:p>34,3713345308603</text:p>
          </table:table-cell>
          <table:table-cell table:number-columns-repeated="996"/>
        </table:table-row>
        <table:table-row table:style-name="ro1">
          <table:table-cell table:style-name="ce1" table:formula="of:=RAND()*100" office:value-type="float" office:value="16.9758694827631" calcext:value-type="float">
            <text:p>16,9758694827631</text:p>
          </table:table-cell>
          <table:table-cell table:style-name="ce1" table:formula="of:=RAND()*100" office:value-type="float" office:value="97.1973521551465" calcext:value-type="float">
            <text:p>97,1973521551465</text:p>
          </table:table-cell>
          <table:table-cell table:style-name="ce1" table:formula="of:=RAND()*100" office:value-type="float" office:value="81.5578252191119" calcext:value-type="float">
            <text:p>81,5578252191119</text:p>
          </table:table-cell>
          <table:table-cell table:style-name="ce1" table:formula="of:=RAND()*100" office:value-type="float" office:value="83.6607760812261" calcext:value-type="float">
            <text:p>83,6607760812261</text:p>
          </table:table-cell>
          <table:table-cell table:style-name="ce1" table:formula="of:=RAND()*100" office:value-type="float" office:value="16.9416174724842" calcext:value-type="float">
            <text:p>16,9416174724842</text:p>
          </table:table-cell>
          <table:table-cell table:style-name="ce1" table:formula="of:=RAND()*100" office:value-type="float" office:value="21.7211605420936" calcext:value-type="float">
            <text:p>21,7211605420936</text:p>
          </table:table-cell>
          <table:table-cell table:style-name="ce1" table:formula="of:=RAND()*100" office:value-type="float" office:value="18.3516565319647" calcext:value-type="float">
            <text:p>18,3516565319647</text:p>
          </table:table-cell>
          <table:table-cell table:style-name="ce1" table:formula="of:=RAND()*100" office:value-type="float" office:value="97.6684856423172" calcext:value-type="float">
            <text:p>97,6684856423172</text:p>
          </table:table-cell>
          <table:table-cell table:style-name="ce1" table:formula="of:=RAND()*100" office:value-type="float" office:value="60.7246504403142" calcext:value-type="float">
            <text:p>60,7246504403142</text:p>
          </table:table-cell>
          <table:table-cell table:style-name="ce1" table:formula="of:=RAND()*100" office:value-type="float" office:value="32.0338967859431" calcext:value-type="float">
            <text:p>32,0338967859431</text:p>
          </table:table-cell>
          <table:table-cell table:style-name="ce1" table:formula="of:=RAND()*100" office:value-type="float" office:value="51.5993128197565" calcext:value-type="float">
            <text:p>51,5993128197565</text:p>
          </table:table-cell>
          <table:table-cell table:style-name="ce1" table:formula="of:=RAND()*100" office:value-type="float" office:value="73.9566959999725" calcext:value-type="float">
            <text:p>73,9566959999725</text:p>
          </table:table-cell>
          <table:table-cell table:style-name="ce1" table:formula="of:=RAND()*100" office:value-type="float" office:value="6.76712232861249" calcext:value-type="float">
            <text:p>6,76712232861249</text:p>
          </table:table-cell>
          <table:table-cell table:number-columns-repeated="2"/>
          <table:table-cell table:style-name="ce2" table:formula="of:=AVERAGE([.A3:.B5])" office:value-type="float" office:value="66.1510224364491" calcext:value-type="float">
            <text:p>66,1510224364491</text:p>
          </table:table-cell>
          <table:table-cell table:style-name="ce3" table:formula="of:=AVERAGE([.A3:.C5])" office:value-type="float" office:value="66.1060443895878" calcext:value-type="float">
            <text:p>66,1060443895878</text:p>
          </table:table-cell>
          <table:table-cell table:style-name="ce3" table:formula="of:=AVERAGE([.B3:.D5])" office:value-type="float" office:value="75.727940893556" calcext:value-type="float">
            <text:p>75,727940893556</text:p>
          </table:table-cell>
          <table:table-cell table:style-name="ce3" table:formula="of:=AVERAGE([.C3:.E5])" office:value-type="float" office:value="63.8940506264725" calcext:value-type="float">
            <text:p>63,8940506264725</text:p>
          </table:table-cell>
          <table:table-cell table:style-name="ce3" table:formula="of:=AVERAGE([.D3:.F5])" office:value-type="float" office:value="60.1823057189866" calcext:value-type="float">
            <text:p>60,1823057189866</text:p>
          </table:table-cell>
          <table:table-cell table:style-name="ce3" table:formula="of:=AVERAGE([.E3:.G5])" office:value-type="float" office:value="52.7867493061866" calcext:value-type="float">
            <text:p>52,7867493061866</text:p>
          </table:table-cell>
          <table:table-cell table:style-name="ce3" table:formula="of:=AVERAGE([.F3:.H5])" office:value-type="float" office:value="48.9459836688106" calcext:value-type="float">
            <text:p>48,9459836688106</text:p>
          </table:table-cell>
          <table:table-cell table:style-name="ce3" table:formula="of:=AVERAGE([.G3:.I5])" office:value-type="float" office:value="47.9231889242088" calcext:value-type="float">
            <text:p>47,9231889242088</text:p>
          </table:table-cell>
          <table:table-cell table:style-name="ce3" table:formula="of:=AVERAGE([.H3:.J5])" office:value-type="float" office:value="36.525384891453" calcext:value-type="float">
            <text:p>36,525384891453</text:p>
          </table:table-cell>
          <table:table-cell table:style-name="ce3" table:formula="of:=AVERAGE([.I3:.K5])" office:value-type="float" office:value="31.3605293109129" calcext:value-type="float">
            <text:p>31,3605293109129</text:p>
          </table:table-cell>
          <table:table-cell table:style-name="ce3" table:formula="of:=AVERAGE([.J3:.L5])" office:value-type="float" office:value="32.8422748232371" calcext:value-type="float">
            <text:p>32,8422748232371</text:p>
          </table:table-cell>
          <table:table-cell table:style-name="ce3" table:formula="of:=AVERAGE([.K3:.M5])" office:value-type="float" office:value="32.7997001198886" calcext:value-type="float">
            <text:p>32,7997001198886</text:p>
          </table:table-cell>
          <table:table-cell table:style-name="ce2" table:formula="of:=AVERAGE([.L3:.M5])" office:value-type="float" office:value="38.060392109585" calcext:value-type="float">
            <text:p>38,060392109585</text:p>
          </table:table-cell>
          <table:table-cell/>
          <table:table-cell office:value-type="string" calcext:value-type="string">
            <text:p>Summe 2:</text:p>
          </table:table-cell>
          <table:table-cell table:number-columns-repeated="994"/>
        </table:table-row>
        <table:table-row table:style-name="ro1">
          <table:table-cell table:style-name="ce1" table:formula="of:=RAND()*100" office:value-type="float" office:value="83.7428329757859" calcext:value-type="float">
            <text:p>83,7428329757859</text:p>
          </table:table-cell>
          <table:table-cell table:style-name="ce1" table:formula="of:=RAND()*100" office:value-type="float" office:value="81.1526112408007" calcext:value-type="float">
            <text:p>81,1526112408007</text:p>
          </table:table-cell>
          <table:table-cell table:style-name="ce1" table:formula="of:=RAND()*100" office:value-type="float" office:value="76.5605219651851" calcext:value-type="float">
            <text:p>76,5605219651851</text:p>
          </table:table-cell>
          <table:table-cell table:style-name="ce1" table:formula="of:=RAND()*100" office:value-type="float" office:value="55.9627385726422" calcext:value-type="float">
            <text:p>55,9627385726422</text:p>
          </table:table-cell>
          <table:table-cell table:style-name="ce1" table:formula="of:=RAND()*100" office:value-type="float" office:value="39.1511738174232" calcext:value-type="float">
            <text:p>39,1511738174232</text:p>
          </table:table-cell>
          <table:table-cell table:style-name="ce1" table:formula="of:=RAND()*100" office:value-type="float" office:value="48.8783669232372" calcext:value-type="float">
            <text:p>48,8783669232372</text:p>
          </table:table-cell>
          <table:table-cell table:style-name="ce1" table:formula="of:=RAND()*100" office:value-type="float" office:value="51.6452651253865" calcext:value-type="float">
            <text:p>51,6452651253865</text:p>
          </table:table-cell>
          <table:table-cell table:style-name="ce1" table:formula="of:=RAND()*100" office:value-type="float" office:value="3.33797094078105" calcext:value-type="float">
            <text:p>3,33797094078105</text:p>
          </table:table-cell>
          <table:table-cell table:style-name="ce1" table:formula="of:=RAND()*100" office:value-type="float" office:value="6.09257702094968" calcext:value-type="float">
            <text:p>6,09257702094968</text:p>
          </table:table-cell>
          <table:table-cell table:style-name="ce1" table:formula="of:=RAND()*100" office:value-type="float" office:value="20.1048845071826" calcext:value-type="float">
            <text:p>20,1048845071826</text:p>
          </table:table-cell>
          <table:table-cell table:style-name="ce1" table:formula="of:=RAND()*100" office:value-type="float" office:value="10.4197161662018" calcext:value-type="float">
            <text:p>10,4197161662018</text:p>
          </table:table-cell>
          <table:table-cell table:style-name="ce1" table:formula="of:=RAND()*100" office:value-type="float" office:value="74.7822598831943" calcext:value-type="float">
            <text:p>74,7822598831943</text:p>
          </table:table-cell>
          <table:table-cell table:style-name="ce1" table:formula="of:=RAND()*100" office:value-type="float" office:value="4.88034498586764" calcext:value-type="float">
            <text:p>4,88034498586764</text:p>
          </table:table-cell>
          <table:table-cell table:number-columns-repeated="2"/>
          <table:table-cell table:style-name="ce2" table:formula="of:=AVERAGE([.A4:.B6])" office:value-type="float" office:value="68.4860867518367" calcext:value-type="float">
            <text:p>68,4860867518367</text:p>
          </table:table-cell>
          <table:table-cell table:style-name="ce3" table:formula="of:=AVERAGE([.A4:.C6])" office:value-type="float" office:value="72.0419486956933" calcext:value-type="float">
            <text:p>72,0419486956933</text:p>
          </table:table-cell>
          <table:table-cell table:style-name="ce3" table:formula="of:=AVERAGE([.B4:.D6])" office:value-type="float" office:value="74.081107475337" calcext:value-type="float">
            <text:p>74,081107475337</text:p>
          </table:table-cell>
          <table:table-cell table:style-name="ce3" table:formula="of:=AVERAGE([.C4:.E6])" office:value-type="float" office:value="55.0588044981298" calcext:value-type="float">
            <text:p>55,0588044981298</text:p>
          </table:table-cell>
          <table:table-cell table:style-name="ce3" table:formula="of:=AVERAGE([.D4:.F6])" office:value-type="float" office:value="42.2053239524845" calcext:value-type="float">
            <text:p>42,2053239524845</text:p>
          </table:table-cell>
          <table:table-cell table:style-name="ce3" table:formula="of:=AVERAGE([.E4:.G6])" office:value-type="float" office:value="37.3894366869173" calcext:value-type="float">
            <text:p>37,3894366869173</text:p>
          </table:table-cell>
          <table:table-cell table:style-name="ce3" table:formula="of:=AVERAGE([.F4:.H6])" office:value-type="float" office:value="38.9003714151626" calcext:value-type="float">
            <text:p>38,9003714151626</text:p>
          </table:table-cell>
          <table:table-cell table:style-name="ce3" table:formula="of:=AVERAGE([.G4:.I6])" office:value-type="float" office:value="43.4012679573256" calcext:value-type="float">
            <text:p>43,4012679573256</text:p>
          </table:table-cell>
          <table:table-cell table:style-name="ce3" table:formula="of:=AVERAGE([.H4:.J6])" office:value-type="float" office:value="38.5202024832703" calcext:value-type="float">
            <text:p>38,5202024832703</text:p>
          </table:table-cell>
          <table:table-cell table:style-name="ce3" table:formula="of:=AVERAGE([.I4:.K6])" office:value-type="float" office:value="38.0596973364495" calcext:value-type="float">
            <text:p>38,0596973364495</text:p>
          </table:table-cell>
          <table:table-cell table:style-name="ce3" table:formula="of:=AVERAGE([.J4:.L6])" office:value-type="float" office:value="40.6779203570804" calcext:value-type="float">
            <text:p>40,6779203570804</text:p>
          </table:table-cell>
          <table:table-cell table:style-name="ce3" table:formula="of:=AVERAGE([.K4:.M6])" office:value-type="float" office:value="40.8880619971263" calcext:value-type="float">
            <text:p>40,8880619971263</text:p>
          </table:table-cell>
          <table:table-cell table:style-name="ce2" table:formula="of:=AVERAGE([.L4:.M6])" office:value-type="float" office:value="44.9226311813449" calcext:value-type="float">
            <text:p>44,9226311813449</text:p>
          </table:table-cell>
          <table:table-cell/>
          <table:table-cell table:formula="of:=SUM([.P1:.AB16])" office:value-type="float" office:value="10244.0377216286" calcext:value-type="float">
            <text:p>10244,0377216286</text:p>
          </table:table-cell>
          <table:table-cell table:number-columns-repeated="994"/>
        </table:table-row>
        <table:table-row table:style-name="ro1">
          <table:table-cell table:style-name="ce1" table:formula="of:=RAND()*100" office:value-type="float" office:value="49.9941866043586" calcext:value-type="float">
            <text:p>49,9941866043586</text:p>
          </table:table-cell>
          <table:table-cell table:style-name="ce1" table:formula="of:=RAND()*100" office:value-type="float" office:value="81.8536680521655" calcext:value-type="float">
            <text:p>81,8536680521655</text:p>
          </table:table-cell>
          <table:table-cell table:style-name="ce1" table:formula="of:=RAND()*100" office:value-type="float" office:value="79.3426705659225" calcext:value-type="float">
            <text:p>79,3426705659225</text:p>
          </table:table-cell>
          <table:table-cell table:style-name="ce1" table:formula="of:=RAND()*100" office:value-type="float" office:value="29.4418034258326" calcext:value-type="float">
            <text:p>29,4418034258326</text:p>
          </table:table-cell>
          <table:table-cell table:style-name="ce1" table:formula="of:=RAND()*100" office:value-type="float" office:value="32.9101133633405" calcext:value-type="float">
            <text:p>32,9101133633405</text:p>
          </table:table-cell>
          <table:table-cell table:style-name="ce1" table:formula="of:=RAND()*100" office:value-type="float" office:value="51.1801653740812" calcext:value-type="float">
            <text:p>51,1801653740812</text:p>
          </table:table-cell>
          <table:table-cell table:style-name="ce1" table:formula="of:=RAND()*100" office:value-type="float" office:value="55.7254110322451" calcext:value-type="float">
            <text:p>55,7254110322451</text:p>
          </table:table-cell>
          <table:table-cell table:style-name="ce1" table:formula="of:=RAND()*100" office:value-type="float" office:value="1.59486062435691" calcext:value-type="float">
            <text:p>1,59486062435691</text:p>
          </table:table-cell>
          <table:table-cell table:style-name="ce1" table:formula="of:=RAND()*100" office:value-type="float" office:value="95.4705342576153" calcext:value-type="float">
            <text:p>95,4705342576153</text:p>
          </table:table-cell>
          <table:table-cell table:style-name="ce1" table:formula="of:=RAND()*100" office:value-type="float" office:value="29.6539621299729" calcext:value-type="float">
            <text:p>29,6539621299729</text:p>
          </table:table-cell>
          <table:table-cell table:style-name="ce1" table:formula="of:=RAND()*100" office:value-type="float" office:value="36.4377419001094" calcext:value-type="float">
            <text:p>36,4377419001094</text:p>
          </table:table-cell>
          <table:table-cell table:style-name="ce1" table:formula="of:=RAND()*100" office:value-type="float" office:value="37.1128130213904" calcext:value-type="float">
            <text:p>37,1128130213904</text:p>
          </table:table-cell>
          <table:table-cell table:style-name="ce1" table:formula="of:=RAND()*100" office:value-type="float" office:value="72.0365508690318" calcext:value-type="float">
            <text:p>72,0365508690318</text:p>
          </table:table-cell>
          <table:table-cell table:number-columns-repeated="2"/>
          <table:table-cell table:style-name="ce2" table:formula="of:=AVERAGE([.A5:.B7])" office:value-type="float" office:value="67.1072654122538" calcext:value-type="float">
            <text:p>67,1072654122538</text:p>
          </table:table-cell>
          <table:table-cell table:style-name="ce3" table:formula="of:=AVERAGE([.A5:.C7])" office:value-type="float" office:value="64.6875876171961" calcext:value-type="float">
            <text:p>64,6875876171961</text:p>
          </table:table-cell>
          <table:table-cell table:style-name="ce3" table:formula="of:=AVERAGE([.B5:.D7])" office:value-type="float" office:value="62.4783277031852" calcext:value-type="float">
            <text:p>62,4783277031852</text:p>
          </table:table-cell>
          <table:table-cell table:style-name="ce3" table:formula="of:=AVERAGE([.C5:.E7])" office:value-type="float" office:value="51.2988824575162" calcext:value-type="float">
            <text:p>51,2988824575162</text:p>
          </table:table-cell>
          <table:table-cell table:style-name="ce3" table:formula="of:=AVERAGE([.D5:.F7])" office:value-type="float" office:value="52.4068864802683" calcext:value-type="float">
            <text:p>52,4068864802683</text:p>
          </table:table-cell>
          <table:table-cell table:style-name="ce3" table:formula="of:=AVERAGE([.E5:.G7])" office:value-type="float" office:value="55.0900523782451" calcext:value-type="float">
            <text:p>55,0900523782451</text:p>
          </table:table-cell>
          <table:table-cell table:style-name="ce3" table:formula="of:=AVERAGE([.F5:.H7])" office:value-type="float" office:value="49.0597023879034" calcext:value-type="float">
            <text:p>49,0597023879034</text:p>
          </table:table-cell>
          <table:table-cell table:style-name="ce3" table:formula="of:=AVERAGE([.G5:.I7])" office:value-type="float" office:value="48.5117749888111" calcext:value-type="float">
            <text:p>48,5117749888111</text:p>
          </table:table-cell>
          <table:table-cell table:style-name="ce3" table:formula="of:=AVERAGE([.H5:.J7])" office:value-type="float" office:value="36.4679882635637" calcext:value-type="float">
            <text:p>36,4679882635637</text:p>
          </table:table-cell>
          <table:table-cell table:style-name="ce3" table:formula="of:=AVERAGE([.I5:.K7])" office:value-type="float" office:value="32.0524958590359" calcext:value-type="float">
            <text:p>32,0524958590359</text:p>
          </table:table-cell>
          <table:table-cell table:style-name="ce3" table:formula="of:=AVERAGE([.J5:.L7])" office:value-type="float" office:value="30.1157704224939" calcext:value-type="float">
            <text:p>30,1157704224939</text:p>
          </table:table-cell>
          <table:table-cell table:style-name="ce3" table:formula="of:=AVERAGE([.K5:.M7])" office:value-type="float" office:value="38.0564560165881" calcext:value-type="float">
            <text:p>38,0564560165881</text:p>
          </table:table-cell>
          <table:table-cell table:style-name="ce2" table:formula="of:=AVERAGE([.L5:.M7])" office:value-type="float" office:value="48.4825042408381" calcext:value-type="float">
            <text:p>48,4825042408381</text:p>
          </table:table-cell>
          <table:table-cell table:number-columns-repeated="996"/>
        </table:table-row>
        <table:table-row table:style-name="ro1">
          <table:table-cell table:style-name="ce1" table:formula="of:=RAND()*100" office:value-type="float" office:value="22.6659054242683" calcext:value-type="float">
            <text:p>22,6659054242683</text:p>
          </table:table-cell>
          <table:table-cell table:style-name="ce1" table:formula="of:=RAND()*100" office:value-type="float" office:value="83.234388176144" calcext:value-type="float">
            <text:p>83,234388176144</text:p>
          </table:table-cell>
          <table:table-cell table:style-name="ce1" table:formula="of:=RAND()*100" office:value-type="float" office:value="23.6415035501342" calcext:value-type="float">
            <text:p>23,6415035501342</text:p>
          </table:table-cell>
          <table:table-cell table:style-name="ce1" table:formula="of:=RAND()*100" office:value-type="float" office:value="51.1150437798398" calcext:value-type="float">
            <text:p>51,1150437798398</text:p>
          </table:table-cell>
          <table:table-cell table:style-name="ce1" table:formula="of:=RAND()*100" office:value-type="float" office:value="73.5643730773257" calcext:value-type="float">
            <text:p>73,5643730773257</text:p>
          </table:table-cell>
          <table:table-cell table:style-name="ce1" table:formula="of:=RAND()*100" office:value-type="float" office:value="89.458199988692" calcext:value-type="float">
            <text:p>89,458199988692</text:p>
          </table:table-cell>
          <table:table-cell table:style-name="ce1" table:formula="of:=RAND()*100" office:value-type="float" office:value="53.2974027024742" calcext:value-type="float">
            <text:p>53,2974027024742</text:p>
          </table:table-cell>
          <table:table-cell table:style-name="ce1" table:formula="of:=RAND()*100" office:value-type="float" office:value="86.4196787798766" calcext:value-type="float">
            <text:p>86,4196787798766</text:p>
          </table:table-cell>
          <table:table-cell table:style-name="ce1" table:formula="of:=RAND()*100" office:value-type="float" office:value="83.0222744156148" calcext:value-type="float">
            <text:p>83,0222744156148</text:p>
          </table:table-cell>
          <table:table-cell table:style-name="ce1" table:formula="of:=RAND()*100" office:value-type="float" office:value="2.51515169572304" calcext:value-type="float">
            <text:p>2,51515169572304</text:p>
          </table:table-cell>
          <table:table-cell table:style-name="ce1" table:formula="of:=RAND()*100" office:value-type="float" office:value="4.75562063795346" calcext:value-type="float">
            <text:p>4,75562063795346</text:p>
          </table:table-cell>
          <table:table-cell table:style-name="ce1" table:formula="of:=RAND()*100" office:value-type="float" office:value="55.2597838607173" calcext:value-type="float">
            <text:p>55,2597838607173</text:p>
          </table:table-cell>
          <table:table-cell table:style-name="ce1" table:formula="of:=RAND()*100" office:value-type="float" office:value="46.823272824827" calcext:value-type="float">
            <text:p>46,823272824827</text:p>
          </table:table-cell>
          <table:table-cell table:number-columns-repeated="2"/>
          <table:table-cell table:style-name="ce2" table:formula="of:=AVERAGE([.A6:.B8])" office:value-type="float" office:value="49.5523069338841" calcext:value-type="float">
            <text:p>49,5523069338841</text:p>
          </table:table-cell>
          <table:table-cell table:style-name="ce3" table:formula="of:=AVERAGE([.A6:.C8])" office:value-type="float" office:value="52.01961277132" calcext:value-type="float">
            <text:p>52,01961277132</text:p>
          </table:table-cell>
          <table:table-cell table:style-name="ce3" table:formula="of:=AVERAGE([.B6:.D8])" office:value-type="float" office:value="54.4263548656528" calcext:value-type="float">
            <text:p>54,4263548656528</text:p>
          </table:table-cell>
          <table:table-cell table:style-name="ce3" table:formula="of:=AVERAGE([.C6:.E8])" office:value-type="float" office:value="42.603049615711" calcext:value-type="float">
            <text:p>42,603049615711</text:p>
          </table:table-cell>
          <table:table-cell table:style-name="ce3" table:formula="of:=AVERAGE([.D6:.F8])" office:value-type="float" office:value="47.9611279089699" calcext:value-type="float">
            <text:p>47,9611279089699</text:p>
          </table:table-cell>
          <table:table-cell table:style-name="ce3" table:formula="of:=AVERAGE([.E6:.G8])" office:value-type="float" office:value="50.8070716259927" calcext:value-type="float">
            <text:p>50,8070716259927</text:p>
          </table:table-cell>
          <table:table-cell table:style-name="ce3" table:formula="of:=AVERAGE([.F6:.H8])" office:value-type="float" office:value="57.9520986482151" calcext:value-type="float">
            <text:p>57,9520986482151</text:p>
          </table:table-cell>
          <table:table-cell table:style-name="ce3" table:formula="of:=AVERAGE([.G6:.I8])" office:value-type="float" office:value="57.9388003923149" calcext:value-type="float">
            <text:p>57,9388003923149</text:p>
          </table:table-cell>
          <table:table-cell table:style-name="ce3" table:formula="of:=AVERAGE([.H6:.J8])" office:value-type="float" office:value="50.3695426852325" calcext:value-type="float">
            <text:p>50,3695426852325</text:p>
          </table:table-cell>
          <table:table-cell table:style-name="ce3" table:formula="of:=AVERAGE([.I6:.K8])" office:value-type="float" office:value="46.3285948836481" calcext:value-type="float">
            <text:p>46,3285948836481</text:p>
          </table:table-cell>
          <table:table-cell table:style-name="ce3" table:formula="of:=AVERAGE([.J6:.L8])" office:value-type="float" office:value="42.735744176213" calcext:value-type="float">
            <text:p>42,735744176213</text:p>
          </table:table-cell>
          <table:table-cell table:style-name="ce3" table:formula="of:=AVERAGE([.K6:.M8])" office:value-type="float" office:value="49.829039090477" calcext:value-type="float">
            <text:p>49,829039090477</text:p>
          </table:table-cell>
          <table:table-cell table:style-name="ce2" table:formula="of:=AVERAGE([.L6:.M8])" office:value-type="float" office:value="51.3481741387086" calcext:value-type="float">
            <text:p>51,3481741387086</text:p>
          </table:table-cell>
          <table:table-cell table:number-columns-repeated="996"/>
        </table:table-row>
        <table:table-row table:style-name="ro1">
          <table:table-cell table:style-name="ce1" table:formula="of:=RAND()*100" office:value-type="float" office:value="5.8084083289038" calcext:value-type="float">
            <text:p>5,8084083289038</text:p>
          </table:table-cell>
          <table:table-cell table:style-name="ce1" table:formula="of:=RAND()*100" office:value-type="float" office:value="53.7572850174645" calcext:value-type="float">
            <text:p>53,7572850174645</text:p>
          </table:table-cell>
          <table:table-cell table:style-name="ce1" table:formula="of:=RAND()*100" office:value-type="float" office:value="67.8784992225189" calcext:value-type="float">
            <text:p>67,8784992225189</text:p>
          </table:table-cell>
          <table:table-cell table:style-name="ce1" table:formula="of:=RAND()*100" office:value-type="float" office:value="19.572332000853" calcext:value-type="float">
            <text:p>19,572332000853</text:p>
          </table:table-cell>
          <table:table-cell table:style-name="ce1" table:formula="of:=RAND()*100" office:value-type="float" office:value="5.96110755563224" calcext:value-type="float">
            <text:p>5,96110755563224</text:p>
          </table:table-cell>
          <table:table-cell table:style-name="ce1" table:formula="of:=RAND()*100" office:value-type="float" office:value="78.4470126151323" calcext:value-type="float">
            <text:p>78,4470126151323</text:p>
          </table:table-cell>
          <table:table-cell table:style-name="ce1" table:formula="of:=RAND()*100" office:value-type="float" office:value="16.7198589250114" calcext:value-type="float">
            <text:p>16,7198589250114</text:p>
          </table:table-cell>
          <table:table-cell table:style-name="ce1" table:formula="of:=RAND()*100" office:value-type="float" office:value="88.7262977920665" calcext:value-type="float">
            <text:p>88,7262977920665</text:p>
          </table:table-cell>
          <table:table-cell table:style-name="ce1" table:formula="of:=RAND()*100" office:value-type="float" office:value="40.4728850015734" calcext:value-type="float">
            <text:p>40,4728850015734</text:p>
          </table:table-cell>
          <table:table-cell table:style-name="ce1" table:formula="of:=RAND()*100" office:value-type="float" office:value="25.4502394702928" calcext:value-type="float">
            <text:p>25,4502394702928</text:p>
          </table:table-cell>
          <table:table-cell table:style-name="ce1" table:formula="of:=RAND()*100" office:value-type="float" office:value="99.1789444439782" calcext:value-type="float">
            <text:p>99,1789444439782</text:p>
          </table:table-cell>
          <table:table-cell table:style-name="ce1" table:formula="of:=RAND()*100" office:value-type="float" office:value="94.2574404257792" calcext:value-type="float">
            <text:p>94,2574404257792</text:p>
          </table:table-cell>
          <table:table-cell table:style-name="ce1" table:formula="of:=RAND()*100" office:value-type="float" office:value="2.59918383050613" calcext:value-type="float">
            <text:p>2,59918383050613</text:p>
          </table:table-cell>
          <table:table-cell table:number-columns-repeated="2"/>
          <table:table-cell table:style-name="ce2" table:formula="of:=AVERAGE([.A7:.B9])" office:value-type="float" office:value="49.9003337125833" calcext:value-type="float">
            <text:p>49,9003337125833</text:p>
          </table:table-cell>
          <table:table-cell table:style-name="ce3" table:formula="of:=AVERAGE([.A7:.C9])" office:value-type="float" office:value="44.3604570231672" calcext:value-type="float">
            <text:p>44,3604570231672</text:p>
          </table:table-cell>
          <table:table-cell table:style-name="ce3" table:formula="of:=AVERAGE([.B7:.D9])" office:value-type="float" office:value="44.3510362847691" calcext:value-type="float">
            <text:p>44,3510362847691</text:p>
          </table:table-cell>
          <table:table-cell table:style-name="ce3" table:formula="of:=AVERAGE([.C7:.E9])" office:value-type="float" office:value="37.2715483417759" calcext:value-type="float">
            <text:p>37,2715483417759</text:p>
          </table:table-cell>
          <table:table-cell table:style-name="ce3" table:formula="of:=AVERAGE([.D7:.F9])" office:value-type="float" office:value="52.2965333592989" calcext:value-type="float">
            <text:p>52,2965333592989</text:p>
          </table:table-cell>
          <table:table-cell table:style-name="ce3" table:formula="of:=AVERAGE([.E7:.G9])" office:value-type="float" office:value="59.4268375914043" calcext:value-type="float">
            <text:p>59,4268375914043</text:p>
          </table:table-cell>
          <table:table-cell table:style-name="ce3" table:formula="of:=AVERAGE([.F7:.H9])" office:value-type="float" office:value="64.0605437264858" calcext:value-type="float">
            <text:p>64,0605437264858</text:p>
          </table:table-cell>
          <table:table-cell table:style-name="ce3" table:formula="of:=AVERAGE([.G7:.I9])" office:value-type="float" office:value="56.9253525047894" calcext:value-type="float">
            <text:p>56,9253525047894</text:p>
          </table:table-cell>
          <table:table-cell table:style-name="ce3" table:formula="of:=AVERAGE([.H7:.J9])" office:value-type="float" office:value="47.4769520002216" calcext:value-type="float">
            <text:p>47,4769520002216</text:p>
          </table:table-cell>
          <table:table-cell table:style-name="ce3" table:formula="of:=AVERAGE([.I7:.K9])" office:value-type="float" office:value="40.9540380366502" calcext:value-type="float">
            <text:p>40,9540380366502</text:p>
          </table:table-cell>
          <table:table-cell table:style-name="ce3" table:formula="of:=AVERAGE([.J7:.L9])" office:value-type="float" office:value="40.0151137609035" calcext:value-type="float">
            <text:p>40,0151137609035</text:p>
          </table:table-cell>
          <table:table-cell table:style-name="ce3" table:formula="of:=AVERAGE([.K7:.M9])" office:value-type="float" office:value="48.3707617311206" calcext:value-type="float">
            <text:p>48,3707617311206</text:p>
          </table:table-cell>
          <table:table-cell table:style-name="ce2" table:formula="of:=AVERAGE([.L7:.M9])" office:value-type="float" office:value="49.0175698991976" calcext:value-type="float">
            <text:p>49,0175698991976</text:p>
          </table:table-cell>
          <table:table-cell table:number-columns-repeated="996"/>
        </table:table-row>
        <table:table-row table:style-name="ro1">
          <table:table-cell table:style-name="ce1" table:formula="of:=RAND()*100" office:value-type="float" office:value="48.9779903940806" calcext:value-type="float">
            <text:p>48,9779903940806</text:p>
          </table:table-cell>
          <table:table-cell table:style-name="ce1" table:formula="of:=RAND()*100" office:value-type="float" office:value="84.9580249346387" calcext:value-type="float">
            <text:p>84,9580249346387</text:p>
          </table:table-cell>
          <table:table-cell table:style-name="ce1" table:formula="of:=RAND()*100" office:value-type="float" office:value="8.32210816035151" calcext:value-type="float">
            <text:p>8,32210816035151</text:p>
          </table:table-cell>
          <table:table-cell table:style-name="ce1" table:formula="of:=RAND()*100" office:value-type="float" office:value="6.6801417209776" calcext:value-type="float">
            <text:p>6,6801417209776</text:p>
          </table:table-cell>
          <table:table-cell table:style-name="ce1" table:formula="of:=RAND()*100" office:value-type="float" office:value="78.7088260083507" calcext:value-type="float">
            <text:p>78,7088260083507</text:p>
          </table:table-cell>
          <table:table-cell table:style-name="ce1" table:formula="of:=RAND()*100" office:value-type="float" office:value="67.161763486887" calcext:value-type="float">
            <text:p>67,161763486887</text:p>
          </table:table-cell>
          <table:table-cell table:style-name="ce1" table:formula="of:=RAND()*100" office:value-type="float" office:value="71.5229939631334" calcext:value-type="float">
            <text:p>71,5229939631334</text:p>
          </table:table-cell>
          <table:table-cell table:style-name="ce1" table:formula="of:=RAND()*100" office:value-type="float" office:value="24.7916852850991" calcext:value-type="float">
            <text:p>24,7916852850991</text:p>
          </table:table-cell>
          <table:table-cell table:style-name="ce1" table:formula="of:=RAND()*100" office:value-type="float" office:value="47.3550956782549" calcext:value-type="float">
            <text:p>47,3550956782549</text:p>
          </table:table-cell>
          <table:table-cell table:style-name="ce1" table:formula="of:=RAND()*100" office:value-type="float" office:value="28.539259883493" calcext:value-type="float">
            <text:p>28,539259883493</text:p>
          </table:table-cell>
          <table:table-cell table:style-name="ce1" table:formula="of:=RAND()*100" office:value-type="float" office:value="37.2968711029679" calcext:value-type="float">
            <text:p>37,2968711029679</text:p>
          </table:table-cell>
          <table:table-cell table:style-name="ce1" table:formula="of:=RAND()*100" office:value-type="float" office:value="12.8827123272269" calcext:value-type="float">
            <text:p>12,8827123272269</text:p>
          </table:table-cell>
          <table:table-cell table:style-name="ce1" table:formula="of:=RAND()*100" office:value-type="float" office:value="82.2830261261288" calcext:value-type="float">
            <text:p>82,2830261261288</text:p>
          </table:table-cell>
          <table:table-cell table:number-columns-repeated="2"/>
          <table:table-cell table:style-name="ce2" table:formula="of:=AVERAGE([.A8:.B10])" office:value-type="float" office:value="53.2611972251852" calcext:value-type="float">
            <text:p>53,2611972251852</text:p>
          </table:table-cell>
          <table:table-cell table:style-name="ce3" table:formula="of:=AVERAGE([.A8:.C10])" office:value-type="float" office:value="54.081706447267" calcext:value-type="float">
            <text:p>54,081706447267</text:p>
          </table:table-cell>
          <table:table-cell table:style-name="ce3" table:formula="of:=AVERAGE([.B8:.D10])" office:value-type="float" office:value="54.2354587356602" calcext:value-type="float">
            <text:p>54,2354587356602</text:p>
          </table:table-cell>
          <table:table-cell table:style-name="ce3" table:formula="of:=AVERAGE([.C8:.E10])" office:value-type="float" office:value="45.231488030314" calcext:value-type="float">
            <text:p>45,231488030314</text:p>
          </table:table-cell>
          <table:table-cell table:style-name="ce3" table:formula="of:=AVERAGE([.D8:.F10])" office:value-type="float" office:value="43.6876286052689" calcext:value-type="float">
            <text:p>43,6876286052689</text:p>
          </table:table-cell>
          <table:table-cell table:style-name="ce3" table:formula="of:=AVERAGE([.E8:.G10])" office:value-type="float" office:value="45.3493080173106" calcext:value-type="float">
            <text:p>45,3493080173106</text:p>
          </table:table-cell>
          <table:table-cell table:style-name="ce3" table:formula="of:=AVERAGE([.F8:.H10])" office:value-type="float" office:value="43.9545552630553" calcext:value-type="float">
            <text:p>43,9545552630553</text:p>
          </table:table-cell>
          <table:table-cell table:style-name="ce3" table:formula="of:=AVERAGE([.G8:.I10])" office:value-type="float" office:value="43.6382051521203" calcext:value-type="float">
            <text:p>43,6382051521203</text:p>
          </table:table-cell>
          <table:table-cell table:style-name="ce3" table:formula="of:=AVERAGE([.H8:.J10])" office:value-type="float" office:value="45.2420317789266" calcext:value-type="float">
            <text:p>45,2420317789266</text:p>
          </table:table-cell>
          <table:table-cell table:style-name="ce3" table:formula="of:=AVERAGE([.I8:.K10])" office:value-type="float" office:value="54.1011116245228" calcext:value-type="float">
            <text:p>54,1011116245228</text:p>
          </table:table-cell>
          <table:table-cell table:style-name="ce3" table:formula="of:=AVERAGE([.J8:.L10])" office:value-type="float" office:value="51.1802850240178" calcext:value-type="float">
            <text:p>51,1802850240178</text:p>
          </table:table-cell>
          <table:table-cell table:style-name="ce3" table:formula="of:=AVERAGE([.K8:.M10])" office:value-type="float" office:value="50.02296789542" calcext:value-type="float">
            <text:p>50,02296789542</text:p>
          </table:table-cell>
          <table:table-cell table:style-name="ce2" table:formula="of:=AVERAGE([.L8:.M10])" office:value-type="float" office:value="42.5335503998846" calcext:value-type="float">
            <text:p>42,5335503998846</text:p>
          </table:table-cell>
          <table:table-cell table:number-columns-repeated="996"/>
        </table:table-row>
        <table:table-row table:style-name="ro1">
          <table:table-cell table:style-name="ce1" table:formula="of:=RAND()*100" office:value-type="float" office:value="55.9185834426068" calcext:value-type="float">
            <text:p>55,9185834426068</text:p>
          </table:table-cell>
          <table:table-cell table:style-name="ce1" table:formula="of:=RAND()*100" office:value-type="float" office:value="70.1468912334171" calcext:value-type="float">
            <text:p>70,1468912334171</text:p>
          </table:table-cell>
          <table:table-cell table:style-name="ce1" table:formula="of:=RAND()*100" office:value-type="float" office:value="90.9675672914215" calcext:value-type="float">
            <text:p>90,9675672914215</text:p>
          </table:table-cell>
          <table:table-cell table:style-name="ce1" table:formula="of:=RAND()*100" office:value-type="float" office:value="85.8362790392989" calcext:value-type="float">
            <text:p>85,8362790392989</text:p>
          </table:table-cell>
          <table:table-cell table:style-name="ce1" table:formula="of:=RAND()*100" office:value-type="float" office:value="43.1565312734213" calcext:value-type="float">
            <text:p>43,1565312734213</text:p>
          </table:table-cell>
          <table:table-cell table:style-name="ce1" table:formula="of:=RAND()*100" office:value-type="float" office:value="7.66466374686711" calcext:value-type="float">
            <text:p>7,66466374686711</text:p>
          </table:table-cell>
          <table:table-cell table:style-name="ce1" table:formula="of:=RAND()*100" office:value-type="float" office:value="38.8010145813604" calcext:value-type="float">
            <text:p>38,8010145813604</text:p>
          </table:table-cell>
          <table:table-cell table:style-name="ce1" table:formula="of:=RAND()*100" office:value-type="float" office:value="1.75570697194064" calcext:value-type="float">
            <text:p>1,75570697194064</text:p>
          </table:table-cell>
          <table:table-cell table:style-name="ce1" table:formula="of:=RAND()*100" office:value-type="float" office:value="62.5983081706431" calcext:value-type="float">
            <text:p>62,5983081706431</text:p>
          </table:table-cell>
          <table:table-cell table:style-name="ce1" table:formula="of:=RAND()*100" office:value-type="float" office:value="87.4888077569758" calcext:value-type="float">
            <text:p>87,4888077569758</text:p>
          </table:table-cell>
          <table:table-cell table:style-name="ce1" table:formula="of:=RAND()*100" office:value-type="float" office:value="58.5295931125264" calcext:value-type="float">
            <text:p>58,5295931125264</text:p>
          </table:table-cell>
          <table:table-cell table:style-name="ce1" table:formula="of:=RAND()*100" office:value-type="float" office:value="16.9986966929199" calcext:value-type="float">
            <text:p>16,9986966929199</text:p>
          </table:table-cell>
          <table:table-cell table:style-name="ce1" table:formula="of:=RAND()*100" office:value-type="float" office:value="46.1802429967465" calcext:value-type="float">
            <text:p>46,1802429967465</text:p>
          </table:table-cell>
          <table:table-cell table:number-columns-repeated="2"/>
          <table:table-cell table:style-name="ce2" table:formula="of:=AVERAGE([.A9:.B11])" office:value-type="float" office:value="64.709939370812" calcext:value-type="float">
            <text:p>64,709939370812</text:p>
          </table:table-cell>
          <table:table-cell table:style-name="ce3" table:formula="of:=AVERAGE([.A9:.C11])" office:value-type="float" office:value="62.7425247639147" calcext:value-type="float">
            <text:p>62,7425247639147</text:p>
          </table:table-cell>
          <table:table-cell table:style-name="ce3" table:formula="of:=AVERAGE([.B9:.D11])" office:value-type="float" office:value="54.2242555065636" calcext:value-type="float">
            <text:p>54,2242555065636</text:p>
          </table:table-cell>
          <table:table-cell table:style-name="ce3" table:formula="of:=AVERAGE([.C9:.E11])" office:value-type="float" office:value="51.5349050706226" calcext:value-type="float">
            <text:p>51,5349050706226</text:p>
          </table:table-cell>
          <table:table-cell table:style-name="ce3" table:formula="of:=AVERAGE([.D9:.F11])" office:value-type="float" office:value="42.4687533557408" calcext:value-type="float">
            <text:p>42,4687533557408</text:p>
          </table:table-cell>
          <table:table-cell table:style-name="ce3" table:formula="of:=AVERAGE([.E9:.G11])" office:value-type="float" office:value="48.7924921249652" calcext:value-type="float">
            <text:p>48,7924921249652</text:p>
          </table:table-cell>
          <table:table-cell table:style-name="ce3" table:formula="of:=AVERAGE([.F9:.H11])" office:value-type="float" office:value="38.705925070212" calcext:value-type="float">
            <text:p>38,705925070212</text:p>
          </table:table-cell>
          <table:table-cell table:style-name="ce3" table:formula="of:=AVERAGE([.G9:.I11])" office:value-type="float" office:value="45.2754363797765" calcext:value-type="float">
            <text:p>45,2754363797765</text:p>
          </table:table-cell>
          <table:table-cell table:style-name="ce3" table:formula="of:=AVERAGE([.H9:.J11])" office:value-type="float" office:value="48.8170495795767" calcext:value-type="float">
            <text:p>48,8170495795767</text:p>
          </table:table-cell>
          <table:table-cell table:style-name="ce3" table:formula="of:=AVERAGE([.I9:.K11])" office:value-type="float" office:value="53.2351707752794" calcext:value-type="float">
            <text:p>53,2351707752794</text:p>
          </table:table-cell>
          <table:table-cell table:style-name="ce3" table:formula="of:=AVERAGE([.J9:.L11])" office:value-type="float" office:value="45.6439137713808" calcext:value-type="float">
            <text:p>45,6439137713808</text:p>
          </table:table-cell>
          <table:table-cell table:style-name="ce3" table:formula="of:=AVERAGE([.K9:.M11])" office:value-type="float" office:value="38.9386841810716" calcext:value-type="float">
            <text:p>38,9386841810716</text:p>
          </table:table-cell>
          <table:table-cell table:style-name="ce2" table:formula="of:=AVERAGE([.L9:.M11])" office:value-type="float" office:value="39.9928160703682" calcext:value-type="float">
            <text:p>39,9928160703682</text:p>
          </table:table-cell>
          <table:table-cell table:number-columns-repeated="996"/>
        </table:table-row>
        <table:table-row table:style-name="ro1">
          <table:table-cell table:style-name="ce1" table:formula="of:=RAND()*100" office:value-type="float" office:value="97.6516345258269" calcext:value-type="float">
            <text:p>97,6516345258269</text:p>
          </table:table-cell>
          <table:table-cell table:style-name="ce1" table:formula="of:=RAND()*100" office:value-type="float" office:value="30.6065116943021" calcext:value-type="float">
            <text:p>30,6065116943021</text:p>
          </table:table-cell>
          <table:table-cell table:style-name="ce1" table:formula="of:=RAND()*100" office:value-type="float" office:value="77.1334111985875" calcext:value-type="float">
            <text:p>77,1334111985875</text:p>
          </table:table-cell>
          <table:table-cell table:style-name="ce1" table:formula="of:=RAND()*100" office:value-type="float" office:value="33.3673642860773" calcext:value-type="float">
            <text:p>33,3673642860773</text:p>
          </table:table-cell>
          <table:table-cell table:style-name="ce1" table:formula="of:=RAND()*100" office:value-type="float" office:value="39.6419166571171" calcext:value-type="float">
            <text:p>39,6419166571171</text:p>
          </table:table-cell>
          <table:table-cell table:style-name="ce1" table:formula="of:=RAND()*100" office:value-type="float" office:value="20.0012939826701" calcext:value-type="float">
            <text:p>20,0012939826701</text:p>
          </table:table-cell>
          <table:table-cell table:style-name="ce1" table:formula="of:=RAND()*100" office:value-type="float" office:value="72.4734254248801" calcext:value-type="float">
            <text:p>72,4734254248801</text:p>
          </table:table-cell>
          <table:table-cell table:style-name="ce1" table:formula="of:=RAND()*100" office:value-type="float" office:value="44.1807781890706" calcext:value-type="float">
            <text:p>44,1807781890706</text:p>
          </table:table-cell>
          <table:table-cell table:style-name="ce1" table:formula="of:=RAND()*100" office:value-type="float" office:value="43.9999191536058" calcext:value-type="float">
            <text:p>43,9999191536058</text:p>
          </table:table-cell>
          <table:table-cell table:style-name="ce1" table:formula="of:=RAND()*100" office:value-type="float" office:value="98.6438851271072" calcext:value-type="float">
            <text:p>98,6438851271072</text:p>
          </table:table-cell>
          <table:table-cell table:style-name="ce1" table:formula="of:=RAND()*100" office:value-type="float" office:value="14.6647969919406" calcext:value-type="float">
            <text:p>14,6647969919406</text:p>
          </table:table-cell>
          <table:table-cell table:style-name="ce1" table:formula="of:=RAND()*100" office:value-type="float" office:value="55.7506009472693" calcext:value-type="float">
            <text:p>55,7506009472693</text:p>
          </table:table-cell>
          <table:table-cell table:style-name="ce1" table:formula="of:=RAND()*100" office:value-type="float" office:value="25.8616173319178" calcext:value-type="float">
            <text:p>25,8616173319178</text:p>
          </table:table-cell>
          <table:table-cell table:number-columns-repeated="2"/>
          <table:table-cell table:style-name="ce2" table:formula="of:=AVERAGE([.A10:.B12])" office:value-type="float" office:value="52.5828330050443" calcext:value-type="float">
            <text:p>52,5828330050443</text:p>
          </table:table-cell>
          <table:table-cell table:style-name="ce3" table:formula="of:=AVERAGE([.A10:.C12])" office:value-type="float" office:value="61.9441923468055" calcext:value-type="float">
            <text:p>61,9441923468055</text:p>
          </table:table-cell>
          <table:table-cell table:style-name="ce3" table:formula="of:=AVERAGE([.B10:.D12])" office:value-type="float" office:value="58.7948861686383" calcext:value-type="float">
            <text:p>58,7948861686383</text:p>
          </table:table-cell>
          <table:table-cell table:style-name="ce3" table:formula="of:=AVERAGE([.C10:.E12])" office:value-type="float" office:value="64.8992892615159" calcext:value-type="float">
            <text:p>64,8992892615159</text:p>
          </table:table-cell>
          <table:table-cell table:style-name="ce3" table:formula="of:=AVERAGE([.D10:.F12])" office:value-type="float" office:value="50.1400605825901" calcext:value-type="float">
            <text:p>50,1400605825901</text:p>
          </table:table-cell>
          <table:table-cell table:style-name="ce3" table:formula="of:=AVERAGE([.E10:.G12])" office:value-type="float" office:value="46.7429993700012" calcext:value-type="float">
            <text:p>46,7429993700012</text:p>
          </table:table-cell>
          <table:table-cell table:style-name="ce3" table:formula="of:=AVERAGE([.F10:.H12])" office:value-type="float" office:value="38.9332913172849" calcext:value-type="float">
            <text:p>38,9332913172849</text:p>
          </table:table-cell>
          <table:table-cell table:style-name="ce3" table:formula="of:=AVERAGE([.G10:.I12])" office:value-type="float" office:value="49.1285566276443" calcext:value-type="float">
            <text:p>49,1285566276443</text:p>
          </table:table-cell>
          <table:table-cell table:style-name="ce3" table:formula="of:=AVERAGE([.H10:.J12])" office:value-type="float" office:value="63.1970547516289" calcext:value-type="float">
            <text:p>63,1970547516289</text:p>
          </table:table-cell>
          <table:table-cell table:style-name="ce3" table:formula="of:=AVERAGE([.I10:.K12])" office:value-type="float" office:value="60.4460675290346" calcext:value-type="float">
            <text:p>60,4460675290346</text:p>
          </table:table-cell>
          <table:table-cell table:style-name="ce3" table:formula="of:=AVERAGE([.J10:.L12])" office:value-type="float" office:value="46.7087039397173" calcext:value-type="float">
            <text:p>46,7087039397173</text:p>
          </table:table-cell>
          <table:table-cell table:style-name="ce3" table:formula="of:=AVERAGE([.K10:.M12])" office:value-type="float" office:value="31.1107187040696" calcext:value-type="float">
            <text:p>31,1107187040696</text:p>
          </table:table-cell>
          <table:table-cell table:style-name="ce2" table:formula="of:=AVERAGE([.L10:.M12])" office:value-type="float" office:value="33.6704186213322" calcext:value-type="float">
            <text:p>33,6704186213322</text:p>
          </table:table-cell>
          <table:table-cell table:number-columns-repeated="996"/>
        </table:table-row>
        <table:table-row table:style-name="ro1">
          <table:table-cell table:style-name="ce1" table:formula="of:=RAND()*100" office:value-type="float" office:value="43.846193811301" calcext:value-type="float">
            <text:p>43,846193811301</text:p>
          </table:table-cell>
          <table:table-cell table:style-name="ce1" table:formula="of:=RAND()*100" office:value-type="float" office:value="17.327183322812" calcext:value-type="float">
            <text:p>17,327183322812</text:p>
          </table:table-cell>
          <table:table-cell table:style-name="ce1" table:formula="of:=RAND()*100" office:value-type="float" office:value="73.8997546009749" calcext:value-type="float">
            <text:p>73,8997546009749</text:p>
          </table:table-cell>
          <table:table-cell table:style-name="ce1" table:formula="of:=RAND()*100" office:value-type="float" office:value="49.8690128508539" calcext:value-type="float">
            <text:p>49,8690128508539</text:p>
          </table:table-cell>
          <table:table-cell table:style-name="ce1" table:formula="of:=RAND()*100" office:value-type="float" office:value="90.2217661558905" calcext:value-type="float">
            <text:p>90,2217661558905</text:p>
          </table:table-cell>
          <table:table-cell table:style-name="ce1" table:formula="of:=RAND()*100" office:value-type="float" office:value="81.5017172511151" calcext:value-type="float">
            <text:p>81,5017172511151</text:p>
          </table:table-cell>
          <table:table-cell table:style-name="ce1" table:formula="of:=RAND()*100" office:value-type="float" office:value="27.2246652566895" calcext:value-type="float">
            <text:p>27,2246652566895</text:p>
          </table:table-cell>
          <table:table-cell table:style-name="ce1" table:formula="of:=RAND()*100" office:value-type="float" office:value="56.7963564509704" calcext:value-type="float">
            <text:p>56,7963564509704</text:p>
          </table:table-cell>
          <table:table-cell table:style-name="ce1" table:formula="of:=RAND()*100" office:value-type="float" office:value="94.3268354496377" calcext:value-type="float">
            <text:p>94,3268354496377</text:p>
          </table:table-cell>
          <table:table-cell table:style-name="ce1" table:formula="of:=RAND()*100" office:value-type="float" office:value="78.9828954947091" calcext:value-type="float">
            <text:p>78,9828954947091</text:p>
          </table:table-cell>
          <table:table-cell table:style-name="ce1" table:formula="of:=RAND()*100" office:value-type="float" office:value="4.77956650416593" calcext:value-type="float">
            <text:p>4,77956650416593</text:p>
          </table:table-cell>
          <table:table-cell table:style-name="ce1" table:formula="of:=RAND()*100" office:value-type="float" office:value="4.53949282984134" calcext:value-type="float">
            <text:p>4,53949282984134</text:p>
          </table:table-cell>
          <table:table-cell table:style-name="ce1" table:formula="of:=RAND()*100" office:value-type="float" office:value="52.6918609292984" calcext:value-type="float">
            <text:p>52,6918609292984</text:p>
          </table:table-cell>
          <table:table-cell table:number-columns-repeated="2"/>
          <table:table-cell table:style-name="ce2" table:formula="of:=AVERAGE([.A11:.B13])" office:value-type="float" office:value="48.7435934635773" calcext:value-type="float">
            <text:p>48,7435934635773</text:p>
          </table:table-cell>
          <table:table-cell table:style-name="ce3" table:formula="of:=AVERAGE([.A11:.C13])" office:value-type="float" office:value="56.086998990356" calcext:value-type="float">
            <text:p>56,086998990356</text:p>
          </table:table-cell>
          <table:table-cell table:style-name="ce3" table:formula="of:=AVERAGE([.B11:.D13])" office:value-type="float" office:value="47.6836830255341" calcext:value-type="float">
            <text:p>47,6836830255341</text:p>
          </table:table-cell>
          <table:table-cell table:style-name="ce3" table:formula="of:=AVERAGE([.C11:.E13])" office:value-type="float" office:value="60.3069967272292" calcext:value-type="float">
            <text:p>60,3069967272292</text:p>
          </table:table-cell>
          <table:table-cell table:style-name="ce3" table:formula="of:=AVERAGE([.D11:.F13])" office:value-type="float" office:value="55.6023400783686" calcext:value-type="float">
            <text:p>55,6023400783686</text:p>
          </table:table-cell>
          <table:table-cell table:style-name="ce3" table:formula="of:=AVERAGE([.E11:.G13])" office:value-type="float" office:value="53.5235843404066" calcext:value-type="float">
            <text:p>53,5235843404066</text:p>
          </table:table-cell>
          <table:table-cell table:style-name="ce3" table:formula="of:=AVERAGE([.F11:.H13])" office:value-type="float" office:value="49.9241921395612" calcext:value-type="float">
            <text:p>49,9241921395612</text:p>
          </table:table-cell>
          <table:table-cell table:style-name="ce3" table:formula="of:=AVERAGE([.G11:.I13])" office:value-type="float" office:value="49.9317651772049" calcext:value-type="float">
            <text:p>49,9317651772049</text:p>
          </table:table-cell>
          <table:table-cell table:style-name="ce3" table:formula="of:=AVERAGE([.H11:.J13])" office:value-type="float" office:value="57.5523674657061" calcext:value-type="float">
            <text:p>57,5523674657061</text:p>
          </table:table-cell>
          <table:table-cell table:style-name="ce3" table:formula="of:=AVERAGE([.I11:.K13])" office:value-type="float" office:value="45.8702454710602" calcext:value-type="float">
            <text:p>45,8702454710602</text:p>
          </table:table-cell>
          <table:table-cell table:style-name="ce3" table:formula="of:=AVERAGE([.J11:.L13])" office:value-type="float" office:value="33.8421921264663" calcext:value-type="float">
            <text:p>33,8421921264663</text:p>
          </table:table-cell>
          <table:table-cell table:style-name="ce3" table:formula="of:=AVERAGE([.K11:.M13])" office:value-type="float" office:value="31.991802251276" calcext:value-type="float">
            <text:p>31,991802251276</text:p>
          </table:table-cell>
          <table:table-cell table:style-name="ce2" table:formula="of:=AVERAGE([.L11:.M13])" office:value-type="float" office:value="39.9631414522403" calcext:value-type="float">
            <text:p>39,9631414522403</text:p>
          </table:table-cell>
          <table:table-cell table:number-columns-repeated="996"/>
        </table:table-row>
        <table:table-row table:style-name="ro1">
          <table:table-cell table:style-name="ce1" table:formula="of:=RAND()*100" office:value-type="float" office:value="78.8925564521283" calcext:value-type="float">
            <text:p>78,8925564521283</text:p>
          </table:table-cell>
          <table:table-cell table:style-name="ce1" table:formula="of:=RAND()*100" office:value-type="float" office:value="24.1374809750939" calcext:value-type="float">
            <text:p>24,1374809750939</text:p>
          </table:table-cell>
          <table:table-cell table:style-name="ce1" table:formula="of:=RAND()*100" office:value-type="float" office:value="61.2882643321777" calcext:value-type="float">
            <text:p>61,2882643321777</text:p>
          </table:table-cell>
          <table:table-cell table:style-name="ce1" table:formula="of:=RAND()*100" office:value-type="float" office:value="61.5241639689274" calcext:value-type="float">
            <text:p>61,5241639689274</text:p>
          </table:table-cell>
          <table:table-cell table:style-name="ce1" table:formula="of:=RAND()*100" office:value-type="float" office:value="55.8173164944564" calcext:value-type="float">
            <text:p>55,8173164944564</text:p>
          </table:table-cell>
          <table:table-cell table:style-name="ce1" table:formula="of:=RAND()*100" office:value-type="float" office:value="68.4765090582094" calcext:value-type="float">
            <text:p>68,4765090582094</text:p>
          </table:table-cell>
          <table:table-cell table:style-name="ce1" table:formula="of:=RAND()*100" office:value-type="float" office:value="26.3536487826309" calcext:value-type="float">
            <text:p>26,3536487826309</text:p>
          </table:table-cell>
          <table:table-cell table:style-name="ce1" table:formula="of:=RAND()*100" office:value-type="float" office:value="52.3093348598145" calcext:value-type="float">
            <text:p>52,3093348598145</text:p>
          </table:table-cell>
          <table:table-cell table:style-name="ce1" table:formula="of:=RAND()*100" office:value-type="float" office:value="31.7209230275447" calcext:value-type="float">
            <text:p>31,7209230275447</text:p>
          </table:table-cell>
          <table:table-cell table:style-name="ce1" table:formula="of:=RAND()*100" office:value-type="float" office:value="17.0103794388946" calcext:value-type="float">
            <text:p>17,0103794388946</text:p>
          </table:table-cell>
          <table:table-cell table:style-name="ce1" table:formula="of:=RAND()*100" office:value-type="float" office:value="28.7030080519358" calcext:value-type="float">
            <text:p>28,7030080519358</text:p>
          </table:table-cell>
          <table:table-cell table:style-name="ce1" table:formula="of:=RAND()*100" office:value-type="float" office:value="1.50510375233254" calcext:value-type="float">
            <text:p>1,50510375233254</text:p>
          </table:table-cell>
          <table:table-cell table:style-name="ce1" table:formula="of:=RAND()*100" office:value-type="float" office:value="99.4301729227825" calcext:value-type="float">
            <text:p>99,4301729227825</text:p>
          </table:table-cell>
          <table:table-cell table:number-columns-repeated="2"/>
          <table:table-cell table:style-name="ce2" table:formula="of:=AVERAGE([.A12:.B14])" office:value-type="float" office:value="41.4531420672899" calcext:value-type="float">
            <text:p>41,4531420672899</text:p>
          </table:table-cell>
          <table:table-cell table:style-name="ce3" table:formula="of:=AVERAGE([.A12:.C14])" office:value-type="float" office:value="52.8306700700349" calcext:value-type="float">
            <text:p>52,8306700700349</text:p>
          </table:table-cell>
          <table:table-cell table:style-name="ce3" table:formula="of:=AVERAGE([.B12:.D14])" office:value-type="float" office:value="51.659634440067" calcext:value-type="float">
            <text:p>51,659634440067</text:p>
          </table:table-cell>
          <table:table-cell table:style-name="ce3" table:formula="of:=AVERAGE([.C12:.E14])" office:value-type="float" office:value="57.7256345970786" calcext:value-type="float">
            <text:p>57,7256345970786</text:p>
          </table:table-cell>
          <table:table-cell table:style-name="ce3" table:formula="of:=AVERAGE([.D12:.F14])" office:value-type="float" office:value="59.1694059700284" calcext:value-type="float">
            <text:p>59,1694059700284</text:p>
          </table:table-cell>
          <table:table-cell table:style-name="ce3" table:formula="of:=AVERAGE([.E12:.G14])" office:value-type="float" office:value="52.2735405998184" calcext:value-type="float">
            <text:p>52,2735405998184</text:p>
          </table:table-cell>
          <table:table-cell table:style-name="ce3" table:formula="of:=AVERAGE([.F12:.H14])" office:value-type="float" office:value="54.1583523880272" calcext:value-type="float">
            <text:p>54,1583523880272</text:p>
          </table:table-cell>
          <table:table-cell table:style-name="ce3" table:formula="of:=AVERAGE([.G12:.I14])" office:value-type="float" office:value="52.0915038931581" calcext:value-type="float">
            <text:p>52,0915038931581</text:p>
          </table:table-cell>
          <table:table-cell table:style-name="ce3" table:formula="of:=AVERAGE([.H12:.J14])" office:value-type="float" office:value="60.7779697848317" calcext:value-type="float">
            <text:p>60,7779697848317</text:p>
          </table:table-cell>
          <table:table-cell table:style-name="ce3" table:formula="of:=AVERAGE([.I12:.K14])" office:value-type="float" office:value="51.643688249329" calcext:value-type="float">
            <text:p>51,643688249329</text:p>
          </table:table-cell>
          <table:table-cell table:style-name="ce3" table:formula="of:=AVERAGE([.J12:.L14])" office:value-type="float" office:value="29.3001438629249" calcext:value-type="float">
            <text:p>29,3001438629249</text:p>
          </table:table-cell>
          <table:table-cell table:style-name="ce3" table:formula="of:=AVERAGE([.K12:.M14])" office:value-type="float" office:value="31.7107547744513" calcext:value-type="float">
            <text:p>31,7107547744513</text:p>
          </table:table-cell>
          <table:table-cell table:style-name="ce2" table:formula="of:=AVERAGE([.L12:.M14])" office:value-type="float" office:value="31.7467339195461" calcext:value-type="float">
            <text:p>31,7467339195461</text:p>
          </table:table-cell>
          <table:table-cell table:number-columns-repeated="996"/>
        </table:table-row>
        <table:table-row table:style-name="ro1">
          <table:table-cell table:style-name="ce1" table:formula="of:=RAND()*100" office:value-type="float" office:value="20.4124863749843" calcext:value-type="float">
            <text:p>20,4124863749843</text:p>
          </table:table-cell>
          <table:table-cell table:style-name="ce1" table:formula="of:=RAND()*100" office:value-type="float" office:value="64.1029514674202" calcext:value-type="float">
            <text:p>64,1029514674202</text:p>
          </table:table-cell>
          <table:table-cell table:style-name="ce1" table:formula="of:=RAND()*100" office:value-type="float" office:value="91.5691592934221" calcext:value-type="float">
            <text:p>91,5691592934221</text:p>
          </table:table-cell>
          <table:table-cell table:style-name="ce1" table:formula="of:=RAND()*100" office:value-type="float" office:value="21.218739148921" calcext:value-type="float">
            <text:p>21,218739148921</text:p>
          </table:table-cell>
          <table:table-cell table:style-name="ce1" table:formula="of:=RAND()*100" office:value-type="float" office:value="14.1225345280837" calcext:value-type="float">
            <text:p>14,1225345280837</text:p>
          </table:table-cell>
          <table:table-cell table:style-name="ce1" table:formula="of:=RAND()*100" office:value-type="float" office:value="89.772894273798" calcext:value-type="float">
            <text:p>89,772894273798</text:p>
          </table:table-cell>
          <table:table-cell table:style-name="ce1" table:formula="of:=RAND()*100" office:value-type="float" office:value="16.9708135974921" calcext:value-type="float">
            <text:p>16,9708135974921</text:p>
          </table:table-cell>
          <table:table-cell table:style-name="ce1" table:formula="of:=RAND()*100" office:value-type="float" office:value="68.0192319615249" calcext:value-type="float">
            <text:p>68,0192319615249</text:p>
          </table:table-cell>
          <table:table-cell table:style-name="ce1" table:formula="of:=RAND()*100" office:value-type="float" office:value="95.1017256521183" calcext:value-type="float">
            <text:p>95,1017256521183</text:p>
          </table:table-cell>
          <table:table-cell table:style-name="ce1" table:formula="of:=RAND()*100" office:value-type="float" office:value="52.7340457282713" calcext:value-type="float">
            <text:p>52,7340457282713</text:p>
          </table:table-cell>
          <table:table-cell table:style-name="ce1" table:formula="of:=RAND()*100" office:value-type="float" office:value="61.4338148966838" calcext:value-type="float">
            <text:p>61,4338148966838</text:p>
          </table:table-cell>
          <table:table-cell table:style-name="ce1" table:formula="of:=RAND()*100" office:value-type="float" office:value="14.0129880694898" calcext:value-type="float">
            <text:p>14,0129880694898</text:p>
          </table:table-cell>
          <table:table-cell table:style-name="ce1" table:formula="of:=RAND()*100" office:value-type="float" office:value="18.3007850135319" calcext:value-type="float">
            <text:p>18,3007850135319</text:p>
          </table:table-cell>
          <table:table-cell table:number-columns-repeated="2"/>
          <table:table-cell table:style-name="ce2" table:formula="of:=AVERAGE([.A13:.B15])" office:value-type="float" office:value="38.0024487127547" calcext:value-type="float">
            <text:p>38,0024487127547</text:p>
          </table:table-cell>
          <table:table-cell table:style-name="ce3" table:formula="of:=AVERAGE([.A13:.C15])" office:value-type="float" office:value="51.4669511662721" calcext:value-type="float">
            <text:p>51,4669511662721</text:p>
          </table:table-cell>
          <table:table-cell table:style-name="ce3" table:formula="of:=AVERAGE([.B13:.D15])" office:value-type="float" office:value="51.3404848045137" calcext:value-type="float">
            <text:p>51,3404848045137</text:p>
          </table:table-cell>
          <table:table-cell table:style-name="ce3" table:formula="of:=AVERAGE([.C13:.E15])" office:value-type="float" office:value="52.218613898324" calcext:value-type="float">
            <text:p>52,218613898324</text:p>
          </table:table-cell>
          <table:table-cell table:style-name="ce3" table:formula="of:=AVERAGE([.D13:.F15])" office:value-type="float" office:value="49.2035672569545" calcext:value-type="float">
            <text:p>49,2035672569545</text:p>
          </table:table-cell>
          <table:table-cell table:style-name="ce3" table:formula="of:=AVERAGE([.E13:.G15])" office:value-type="float" office:value="52.4247424753996" calcext:value-type="float">
            <text:p>52,4247424753996</text:p>
          </table:table-cell>
          <table:table-cell table:style-name="ce3" table:formula="of:=AVERAGE([.F13:.H15])" office:value-type="float" office:value="57.1250931892967" calcext:value-type="float">
            <text:p>57,1250931892967</text:p>
          </table:table-cell>
          <table:table-cell table:style-name="ce3" table:formula="of:=AVERAGE([.G13:.I15])" office:value-type="float" office:value="50.0907997352737" calcext:value-type="float">
            <text:p>50,0907997352737</text:p>
          </table:table-cell>
          <table:table-cell table:style-name="ce3" table:formula="of:=AVERAGE([.H13:.J15])" office:value-type="float" office:value="48.3529372574387" calcext:value-type="float">
            <text:p>48,3529372574387</text:p>
          </table:table-cell>
          <table:table-cell table:style-name="ce3" table:formula="of:=AVERAGE([.I13:.K15])" office:value-type="float" office:value="41.6001067272306" calcext:value-type="float">
            <text:p>41,6001067272306</text:p>
          </table:table-cell>
          <table:table-cell table:style-name="ce3" table:formula="of:=AVERAGE([.J13:.L15])" office:value-type="float" office:value="28.1832084402557" calcext:value-type="float">
            <text:p>28,1832084402557</text:p>
          </table:table-cell>
          <table:table-cell table:style-name="ce3" table:formula="of:=AVERAGE([.K13:.M15])" office:value-type="float" office:value="34.5930924762317" calcext:value-type="float">
            <text:p>34,5930924762317</text:p>
          </table:table-cell>
          <table:table-cell table:style-name="ce2" table:formula="of:=AVERAGE([.L13:.M15])" office:value-type="float" office:value="33.6502933494261" calcext:value-type="float">
            <text:p>33,6502933494261</text:p>
          </table:table-cell>
          <table:table-cell table:number-columns-repeated="996"/>
        </table:table-row>
        <table:table-row table:style-name="ro1">
          <table:table-cell table:style-name="ce1" table:formula="of:=RAND()*100" office:value-type="float" office:value="8.70442075738021" calcext:value-type="float">
            <text:p>8,70442075738021</text:p>
          </table:table-cell>
          <table:table-cell table:style-name="ce1" table:formula="of:=RAND()*100" office:value-type="float" office:value="31.7647962495211" calcext:value-type="float">
            <text:p>31,7647962495211</text:p>
          </table:table-cell>
          <table:table-cell table:style-name="ce1" table:formula="of:=RAND()*100" office:value-type="float" office:value="82.3304445943212" calcext:value-type="float">
            <text:p>82,3304445943212</text:p>
          </table:table-cell>
          <table:table-cell table:style-name="ce1" table:formula="of:=RAND()*100" office:value-type="float" office:value="24.1283632108188" calcext:value-type="float">
            <text:p>24,1283632108188</text:p>
          </table:table-cell>
          <table:table-cell table:style-name="ce1" table:formula="of:=RAND()*100" office:value-type="float" office:value="57.9685395137876" calcext:value-type="float">
            <text:p>57,9685395137876</text:p>
          </table:table-cell>
          <table:table-cell table:style-name="ce1" table:formula="of:=RAND()*100" office:value-type="float" office:value="49.8030451155884" calcext:value-type="float">
            <text:p>49,8030451155884</text:p>
          </table:table-cell>
          <table:table-cell table:style-name="ce1" table:formula="of:=RAND()*100" office:value-type="float" office:value="92.5373809145496" calcext:value-type="float">
            <text:p>92,5373809145496</text:p>
          </table:table-cell>
          <table:table-cell table:style-name="ce1" table:formula="of:=RAND()*100" office:value-type="float" office:value="49.8829801400623" calcext:value-type="float">
            <text:p>49,8829801400623</text:p>
          </table:table-cell>
          <table:table-cell table:style-name="ce1" table:formula="of:=RAND()*100" office:value-type="float" office:value="17.9211586817261" calcext:value-type="float">
            <text:p>17,9211586817261</text:p>
          </table:table-cell>
          <table:table-cell table:style-name="ce1" table:formula="of:=RAND()*100" office:value-type="float" office:value="50.4766558269915" calcext:value-type="float">
            <text:p>50,4766558269915</text:p>
          </table:table-cell>
          <table:table-cell table:style-name="ce1" table:formula="of:=RAND()*100" office:value-type="float" office:value="19.2992492409091" calcext:value-type="float">
            <text:p>19,2992492409091</text:p>
          </table:table-cell>
          <table:table-cell table:style-name="ce1" table:formula="of:=RAND()*100" office:value-type="float" office:value="8.47363095679295" calcext:value-type="float">
            <text:p>8,47363095679295</text:p>
          </table:table-cell>
          <table:table-cell table:style-name="ce1" table:formula="of:=RAND()*100" office:value-type="float" office:value="60.1790793816269" calcext:value-type="float">
            <text:p>60,1790793816269</text:p>
          </table:table-cell>
          <table:table-cell table:number-columns-repeated="2"/>
          <table:table-cell table:style-name="ce2" table:formula="of:=AVERAGE([.A14:.B16])" office:value-type="float" office:value="40.9199264045871" calcext:value-type="float">
            <text:p>40,9199264045871</text:p>
          </table:table-cell>
          <table:table-cell table:style-name="ce3" table:formula="of:=AVERAGE([.A14:.C16])" office:value-type="float" office:value="57.3017428687072" calcext:value-type="float">
            <text:p>57,3017428687072</text:p>
          </table:table-cell>
          <table:table-cell table:style-name="ce3" table:formula="of:=AVERAGE([.B14:.D16])" office:value-type="float" office:value="61.8001376964719" calcext:value-type="float">
            <text:p>61,8001376964719</text:p>
          </table:table-cell>
          <table:table-cell table:style-name="ce3" table:formula="of:=AVERAGE([.C14:.E16])" office:value-type="float" office:value="50.5243554401422" calcext:value-type="float">
            <text:p>50,5243554401422</text:p>
          </table:table-cell>
          <table:table-cell table:style-name="ce3" table:formula="of:=AVERAGE([.D14:.F16])" office:value-type="float" office:value="36.1197622782458" calcext:value-type="float">
            <text:p>36,1197622782458</text:p>
          </table:table-cell>
          <table:table-cell table:style-name="ce3" table:formula="of:=AVERAGE([.E14:.G16])" office:value-type="float" office:value="38.7257996680902" calcext:value-type="float">
            <text:p>38,7257996680902</text:p>
          </table:table-cell>
          <table:table-cell table:style-name="ce3" table:formula="of:=AVERAGE([.F14:.H16])" office:value-type="float" office:value="45.0322339285635" calcext:value-type="float">
            <text:p>45,0322339285635</text:p>
          </table:table-cell>
          <table:table-cell table:style-name="ce3" table:formula="of:=AVERAGE([.G14:.I16])" office:value-type="float" office:value="42.0473734973723" calcext:value-type="float">
            <text:p>42,0473734973723</text:p>
          </table:table-cell>
          <table:table-cell table:style-name="ce3" table:formula="of:=AVERAGE([.H14:.J16])" office:value-type="float" office:value="45.0707449902573" calcext:value-type="float">
            <text:p>45,0707449902573</text:p>
          </table:table-cell>
          <table:table-cell table:style-name="ce3" table:formula="of:=AVERAGE([.I14:.K16])" office:value-type="float" office:value="47.509323255385" calcext:value-type="float">
            <text:p>47,509323255385</text:p>
          </table:table-cell>
          <table:table-cell table:style-name="ce3" table:formula="of:=AVERAGE([.J14:.L16])" office:value-type="float" office:value="40.2761791777695" calcext:value-type="float">
            <text:p>40,2761791777695</text:p>
          </table:table-cell>
          <table:table-cell table:style-name="ce3" table:formula="of:=AVERAGE([.K14:.M16])" office:value-type="float" office:value="34.3138927853132" calcext:value-type="float">
            <text:p>34,3138927853132</text:p>
          </table:table-cell>
          <table:table-cell table:style-name="ce2" table:formula="of:=AVERAGE([.L14:.M16])" office:value-type="float" office:value="25.2054470329353" calcext:value-type="float">
            <text:p>25,2054470329353</text:p>
          </table:table-cell>
          <table:table-cell table:number-columns-repeated="996"/>
        </table:table-row>
        <table:table-row table:style-name="ro1">
          <table:table-cell table:style-name="ce1" table:formula="of:=RAND()*100" office:value-type="float" office:value="36.033370848392" calcext:value-type="float">
            <text:p>36,033370848392</text:p>
          </table:table-cell>
          <table:table-cell table:style-name="ce1" table:formula="of:=RAND()*100" office:value-type="float" office:value="84.5015327298248" calcext:value-type="float">
            <text:p>84,5015327298248</text:p>
          </table:table-cell>
          <table:table-cell table:style-name="ce1" table:formula="of:=RAND()*100" office:value-type="float" office:value="96.2965235030989" calcext:value-type="float">
            <text:p>96,2965235030989</text:p>
          </table:table-cell>
          <table:table-cell table:style-name="ce1" table:formula="of:=RAND()*100" office:value-type="float" office:value="60.2887290708994" calcext:value-type="float">
            <text:p>60,2887290708994</text:p>
          </table:table-cell>
          <table:table-cell table:style-name="ce1" table:formula="of:=RAND()*100" office:value-type="float" office:value="6.79616609792704" calcext:value-type="float">
            <text:p>6,79616609792704</text:p>
          </table:table-cell>
          <table:table-cell table:style-name="ce1" table:formula="of:=RAND()*100" office:value-type="float" office:value="0.978849544388377" calcext:value-type="float">
            <text:p>0,978849544388377</text:p>
          </table:table-cell>
          <table:table-cell table:style-name="ce1" table:formula="of:=RAND()*100" office:value-type="float" office:value="19.5819734271972" calcext:value-type="float">
            <text:p>19,5819734271972</text:p>
          </table:table-cell>
          <table:table-cell table:style-name="ce1" table:formula="of:=RAND()*100" office:value-type="float" office:value="17.7429363824706" calcext:value-type="float">
            <text:p>17,7429363824706</text:p>
          </table:table-cell>
          <table:table-cell table:style-name="ce1" table:formula="of:=RAND()*100" office:value-type="float" office:value="0.668160719209578" calcext:value-type="float">
            <text:p>0,668160719209578</text:p>
          </table:table-cell>
          <table:table-cell table:style-name="ce1" table:formula="of:=RAND()*100" office:value-type="float" office:value="53.0898098199413" calcext:value-type="float">
            <text:p>53,0898098199413</text:p>
          </table:table-cell>
          <table:table-cell table:style-name="ce1" table:formula="of:=RAND()*100" office:value-type="float" office:value="76.8592887326139" calcext:value-type="float">
            <text:p>76,8592887326139</text:p>
          </table:table-cell>
          <table:table-cell table:style-name="ce1" table:formula="of:=RAND()*100" office:value-type="float" office:value="26.1061293282314" calcext:value-type="float">
            <text:p>26,1061293282314</text:p>
          </table:table-cell>
          <table:table-cell table:style-name="ce1" table:formula="of:=RAND()*100" office:value-type="float" office:value="24.1600694479387" calcext:value-type="float">
            <text:p>24,1600694479387</text:p>
          </table:table-cell>
          <table:table-cell table:number-columns-repeated="2"/>
          <table:table-cell table:style-name="ce2" table:formula="of:=AVERAGE([.A15:.B16])" office:value-type="float" office:value="40.2510301462795" calcext:value-type="float">
            <text:p>40,2510301462795</text:p>
          </table:table-cell>
          <table:table-cell table:style-name="ce2" table:formula="of:=AVERAGE([.A15:.C16])" office:value-type="float" office:value="56.6051814470897" calcext:value-type="float">
            <text:p>56,6051814470897</text:p>
          </table:table-cell>
          <table:table-cell table:style-name="ce2" table:formula="of:=AVERAGE([.B15:.D16])" office:value-type="float" office:value="63.218398226414" calcext:value-type="float">
            <text:p>63,218398226414</text:p>
          </table:table-cell>
          <table:table-cell table:style-name="ce2" table:formula="of:=AVERAGE([.C15:.E16])" office:value-type="float" office:value="54.6347943318088" calcext:value-type="float">
            <text:p>54,6347943318088</text:p>
          </table:table-cell>
          <table:table-cell table:style-name="ce2" table:formula="of:=AVERAGE([.D15:.F16])" office:value-type="float" office:value="33.3272820922349" calcext:value-type="float">
            <text:p>33,3272820922349</text:p>
          </table:table-cell>
          <table:table-cell table:style-name="ce2" table:formula="of:=AVERAGE([.E15:.G16])" office:value-type="float" office:value="37.9443257689064" calcext:value-type="float">
            <text:p>37,9443257689064</text:p>
          </table:table-cell>
          <table:table-cell table:style-name="ce2" table:formula="of:=AVERAGE([.F15:.H16])" office:value-type="float" office:value="38.4211942540427" calcext:value-type="float">
            <text:p>38,4211942540427</text:p>
          </table:table-cell>
          <table:table-cell table:style-name="ce2" table:formula="of:=AVERAGE([.G15:.I16])" office:value-type="float" office:value="33.0557650442026" calcext:value-type="float">
            <text:p>33,0557650442026</text:p>
          </table:table-cell>
          <table:table-cell table:style-name="ce2" table:formula="of:=AVERAGE([.H15:.J16])" office:value-type="float" office:value="31.6302835950669" calcext:value-type="float">
            <text:p>31,6302835950669</text:p>
          </table:table-cell>
          <table:table-cell table:style-name="ce2" table:formula="of:=AVERAGE([.I15:.K16])" office:value-type="float" office:value="36.3857205035653" calcext:value-type="float">
            <text:p>36,3857205035653</text:p>
          </table:table-cell>
          <table:table-cell table:style-name="ce2" table:formula="of:=AVERAGE([.J15:.L16])" office:value-type="float" office:value="39.0507939842467" calcext:value-type="float">
            <text:p>39,0507939842467</text:p>
          </table:table-cell>
          <table:table-cell table:style-name="ce2" table:formula="of:=AVERAGE([.K15:.M16])" office:value-type="float" office:value="35.8462411813522" calcext:value-type="float">
            <text:p>35,8462411813522</text:p>
          </table:table-cell>
          <table:table-cell table:style-name="ce2" table:formula="of:=AVERAGE([.L15:.M16])" office:value-type="float" office:value="29.7297272786475" calcext:value-type="float">
            <text:p>29,729727278647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eichzeichner mit einem Semiskalarprodukt, das auf einer 3x3-Matrix als Träger operiert. Das Semiskalarprodukt erzeugt einen mittler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austufenwert für jedes Pixel. </text:p>
          </table:table-cell>
          <table:table-cell/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A1:Tabelle1.M16">
            <calcext:color-scale>
              <calcext:color-scale-entry calcext:value="0" calcext:type="number" calcext:color="#000000"/>
              <calcext:color-scale-entry calcext:value="50" calcext:type="percentile" calcext:color="#808080"/>
              <calcext:color-scale-entry calcext:value="100" calcext:type="number" calcext:color="#ffffff"/>
            </calcext:color-scale>
          </calcext:conditional-format>
          <calcext:conditional-format calcext:target-range-address="Tabelle1.Q16:Tabelle1.AB16 Tabelle1.P2:Tabelle1.P16 Tabelle1.AB2:Tabelle1.AB15 Tabelle1.Q3:Tabelle1.AA15 Tabelle1.P1:Tabelle1.AB1">
            <calcext:color-scale>
              <calcext:color-scale-entry calcext:value="0" calcext:type="number" calcext:color="#000000"/>
              <calcext:color-scale-entry calcext:value="50" calcext:type="percentile" calcext:color="#808080"/>
              <calcext:color-scale-entry calcext:value="100" calcext:type="number" calcext:color="#ffffff"/>
            </calcext:color-scale>
          </calcext:conditional-format>
          <calcext:conditional-format calcext:target-range-address="Tabelle1.Q2:Tabelle1.AA15">
            <calcext:color-scale>
              <calcext:color-scale-entry calcext:value="0" calcext:type="number" calcext:color="#000000"/>
              <calcext:color-scale-entry calcext:value="50" calcext:type="percentile" calcext:color="#808080"/>
              <calcext:color-scale-entry calcext:value="100" calcext:type="number" calcext:color="#ffffff"/>
            </calcext:color-scale>
          </calcext:conditional-format>
        </calcext:conditional-formats>
      </table:table>
      <table:table table:name="Tabelle2" table:style-name="ta1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4" table:formula="of:=RAND()*140-20" office:value-type="float" office:value="-8.43032269801605" calcext:value-type="float">
            <text:p>-8,43032269801605</text:p>
          </table:table-cell>
          <table:table-cell table:style-name="ce4" table:formula="of:=RAND()*140-20" office:value-type="float" office:value="11.342369926999" calcext:value-type="float">
            <text:p>11,342369926999</text:p>
          </table:table-cell>
          <table:table-cell table:style-name="ce4" table:formula="of:=RAND()*140-20" office:value-type="float" office:value="99.0675928373721" calcext:value-type="float">
            <text:p>99,0675928373721</text:p>
          </table:table-cell>
          <table:table-cell table:style-name="ce4" table:formula="of:=RAND()*140-20" office:value-type="float" office:value="79.4800063392004" calcext:value-type="float">
            <text:p>79,4800063392004</text:p>
          </table:table-cell>
          <table:table-cell table:style-name="ce4" table:formula="of:=RAND()*140-20" office:value-type="float" office:value="29.475560266923" calcext:value-type="float">
            <text:p>29,475560266923</text:p>
          </table:table-cell>
          <table:table-cell table:style-name="ce4" table:formula="of:=RAND()*140-20" office:value-type="float" office:value="60.4084075828767" calcext:value-type="float">
            <text:p>60,4084075828767</text:p>
          </table:table-cell>
          <table:table-cell table:style-name="ce4" table:formula="of:=RAND()*140-20" office:value-type="float" office:value="53.8936244473272" calcext:value-type="float">
            <text:p>53,8936244473272</text:p>
          </table:table-cell>
          <table:table-cell table:style-name="ce4" table:formula="of:=RAND()*140-20" office:value-type="float" office:value="51.0399854012419" calcext:value-type="float">
            <text:p>51,0399854012419</text:p>
          </table:table-cell>
          <table:table-cell table:style-name="ce4" table:formula="of:=RAND()*140-20" office:value-type="float" office:value="52.1269455861738" calcext:value-type="float">
            <text:p>52,1269455861738</text:p>
          </table:table-cell>
          <table:table-cell table:style-name="ce4" table:formula="of:=RAND()*140-20" office:value-type="float" office:value="27.1172824412928" calcext:value-type="float">
            <text:p>27,1172824412928</text:p>
          </table:table-cell>
          <table:table-cell table:style-name="ce4" table:formula="of:=RAND()*140-20" office:value-type="float" office:value="-1.54677817142361" calcext:value-type="float">
            <text:p>-1,54677817142361</text:p>
          </table:table-cell>
          <table:table-cell table:style-name="ce4"/>
          <table:table-cell table:number-columns-repeated="1011"/>
        </table:table-row>
        <table:table-row table:style-name="ro2">
          <table:table-cell/>
          <table:table-cell table:style-name="ce4" table:formula="of:=RAND()*140-20" office:value-type="float" office:value="85.846975230044" calcext:value-type="float">
            <text:p>85,846975230044</text:p>
          </table:table-cell>
          <table:table-cell table:style-name="ce4" table:formula="of:=RAND()*140-20" office:value-type="float" office:value="45.8933580287576" calcext:value-type="float">
            <text:p>45,8933580287576</text:p>
          </table:table-cell>
          <table:table-cell table:style-name="ce4" table:formula="of:=RAND()*140-20" office:value-type="float" office:value="89.7439866038663" calcext:value-type="float">
            <text:p>89,7439866038663</text:p>
          </table:table-cell>
          <table:table-cell table:style-name="ce4" table:formula="of:=RAND()*140-20" office:value-type="float" office:value="87.3918568914867" calcext:value-type="float">
            <text:p>87,3918568914867</text:p>
          </table:table-cell>
          <table:table-cell table:style-name="ce4" table:formula="of:=RAND()*140-20" office:value-type="float" office:value="70.429559494991" calcext:value-type="float">
            <text:p>70,429559494991</text:p>
          </table:table-cell>
          <table:table-cell table:style-name="ce4" table:formula="of:=RAND()*140-20" office:value-type="float" office:value="55.3582651235216" calcext:value-type="float">
            <text:p>55,3582651235216</text:p>
          </table:table-cell>
          <table:table-cell table:style-name="ce4" table:formula="of:=RAND()*140-20" office:value-type="float" office:value="28.307512243247" calcext:value-type="float">
            <text:p>28,307512243247</text:p>
          </table:table-cell>
          <table:table-cell table:style-name="ce4" table:formula="of:=RAND()*140-20" office:value-type="float" office:value="55.3971885361879" calcext:value-type="float">
            <text:p>55,3971885361879</text:p>
          </table:table-cell>
          <table:table-cell table:style-name="ce4" table:formula="of:=RAND()*140-20" office:value-type="float" office:value="55.4515243245003" calcext:value-type="float">
            <text:p>55,4515243245003</text:p>
          </table:table-cell>
          <table:table-cell table:style-name="ce4" table:formula="of:=RAND()*140-20" office:value-type="float" office:value="8.15202647271696" calcext:value-type="float">
            <text:p>8,15202647271696</text:p>
          </table:table-cell>
          <table:table-cell table:style-name="ce4" table:formula="of:=RAND()*140-20" office:value-type="float" office:value="23.4316632919826" calcext:value-type="float">
            <text:p>23,4316632919826</text:p>
          </table:table-cell>
          <table:table-cell table:style-name="ce4"/>
          <table:table-cell table:number-columns-repeated="1011"/>
        </table:table-row>
        <table:table-row table:style-name="ro2">
          <table:table-cell/>
          <table:table-cell table:style-name="ce4" table:formula="of:=RAND()*140-20" office:value-type="float" office:value="-16.3836415890596" calcext:value-type="float">
            <text:p>-16,3836415890596</text:p>
          </table:table-cell>
          <table:table-cell table:style-name="ce4" table:formula="of:=RAND()*140-20" office:value-type="float" office:value="36.0076786841839" calcext:value-type="float">
            <text:p>36,0076786841839</text:p>
          </table:table-cell>
          <table:table-cell table:style-name="ce4" table:formula="of:=RAND()*140-20" office:value-type="float" office:value="-12.6925450794841" calcext:value-type="float">
            <text:p>-12,6925450794841</text:p>
          </table:table-cell>
          <table:table-cell table:style-name="ce4" table:formula="of:=RAND()*140-20" office:value-type="float" office:value="52.9734863964463" calcext:value-type="float">
            <text:p>52,9734863964463</text:p>
          </table:table-cell>
          <table:table-cell table:style-name="ce4" table:formula="of:=RAND()*140-20" office:value-type="float" office:value="64.4475643094483" calcext:value-type="float">
            <text:p>64,4475643094483</text:p>
          </table:table-cell>
          <table:table-cell table:style-name="ce4" table:formula="of:=RAND()*140-20" office:value-type="float" office:value="105.388772980992" calcext:value-type="float">
            <text:p>105,388772980992</text:p>
          </table:table-cell>
          <table:table-cell table:style-name="ce4" table:formula="of:=RAND()*140-20" office:value-type="float" office:value="-0.759048165194596" calcext:value-type="float">
            <text:p>-0,759048165194596</text:p>
          </table:table-cell>
          <table:table-cell table:style-name="ce4" table:formula="of:=RAND()*140-20" office:value-type="float" office:value="40.3069791991631" calcext:value-type="float">
            <text:p>40,3069791991631</text:p>
          </table:table-cell>
          <table:table-cell table:style-name="ce4" table:formula="of:=RAND()*140-20" office:value-type="float" office:value="-8.02927618078015" calcext:value-type="float">
            <text:p>-8,02927618078015</text:p>
          </table:table-cell>
          <table:table-cell table:style-name="ce4" table:formula="of:=RAND()*140-20" office:value-type="float" office:value="-12.1342343519804" calcext:value-type="float">
            <text:p>-12,1342343519804</text:p>
          </table:table-cell>
          <table:table-cell table:style-name="ce4" table:formula="of:=RAND()*140-20" office:value-type="float" office:value="68.2810932376225" calcext:value-type="float">
            <text:p>68,2810932376225</text:p>
          </table:table-cell>
          <table:table-cell table:style-name="ce4"/>
          <table:table-cell table:number-columns-repeated="1011"/>
        </table:table-row>
        <table:table-row table:style-name="ro2">
          <table:table-cell/>
          <table:table-cell table:style-name="ce4" table:formula="of:=RAND()*140-20" office:value-type="float" office:value="104.181018544457" calcext:value-type="float">
            <text:p>104,181018544457</text:p>
          </table:table-cell>
          <table:table-cell table:style-name="ce4" table:formula="of:=RAND()*140-20" office:value-type="float" office:value="57.5341254713356" calcext:value-type="float">
            <text:p>57,5341254713356</text:p>
          </table:table-cell>
          <table:table-cell table:style-name="ce4" table:formula="of:=RAND()*140-20" office:value-type="float" office:value="43.0813207600454" calcext:value-type="float">
            <text:p>43,0813207600454</text:p>
          </table:table-cell>
          <table:table-cell table:style-name="ce4" table:formula="of:=RAND()*140-20" office:value-type="float" office:value="44.8031776375458" calcext:value-type="float">
            <text:p>44,8031776375458</text:p>
          </table:table-cell>
          <table:table-cell table:style-name="ce4" table:formula="of:=RAND()*140-20" office:value-type="float" office:value="62.0804904995985" calcext:value-type="float">
            <text:p>62,0804904995985</text:p>
          </table:table-cell>
          <table:table-cell table:style-name="ce4" table:formula="of:=RAND()*140-20" office:value-type="float" office:value="38.844122651631" calcext:value-type="float">
            <text:p>38,844122651631</text:p>
          </table:table-cell>
          <table:table-cell table:style-name="ce4" table:formula="of:=RAND()*140-20" office:value-type="float" office:value="-7.54862457546944" calcext:value-type="float">
            <text:p>-7,54862457546944</text:p>
          </table:table-cell>
          <table:table-cell table:style-name="ce4" table:formula="of:=RAND()*140-20" office:value-type="float" office:value="110.533542114097" calcext:value-type="float">
            <text:p>110,533542114097</text:p>
          </table:table-cell>
          <table:table-cell table:style-name="ce4" table:formula="of:=RAND()*140-20" office:value-type="float" office:value="8.07555442119268" calcext:value-type="float">
            <text:p>8,07555442119268</text:p>
          </table:table-cell>
          <table:table-cell table:style-name="ce4" table:formula="of:=RAND()*140-20" office:value-type="float" office:value="8.34655665897198" calcext:value-type="float">
            <text:p>8,34655665897198</text:p>
          </table:table-cell>
          <table:table-cell table:style-name="ce4" table:formula="of:=RAND()*140-20" office:value-type="float" office:value="1.424340152328" calcext:value-type="float">
            <text:p>1,424340152328</text:p>
          </table:table-cell>
          <table:table-cell table:style-name="ce4"/>
          <table:table-cell table:number-columns-repeated="1011"/>
        </table:table-row>
        <table:table-row table:style-name="ro2">
          <table:table-cell/>
          <table:table-cell table:style-name="ce4" table:formula="of:=RAND()*140-20" office:value-type="float" office:value="44.6372106846173" calcext:value-type="float">
            <text:p>44,6372106846173</text:p>
          </table:table-cell>
          <table:table-cell table:style-name="ce4" table:formula="of:=RAND()*140-20" office:value-type="float" office:value="53.9950232793454" calcext:value-type="float">
            <text:p>53,9950232793454</text:p>
          </table:table-cell>
          <table:table-cell table:style-name="ce4" table:formula="of:=RAND()*140-20" office:value-type="float" office:value="-4.18907109477111" calcext:value-type="float">
            <text:p>-4,18907109477111</text:p>
          </table:table-cell>
          <table:table-cell table:style-name="ce4" table:formula="of:=RAND()*140-20" office:value-type="float" office:value="5.55334646591352" calcext:value-type="float">
            <text:p>5,55334646591352</text:p>
          </table:table-cell>
          <table:table-cell table:style-name="ce4" table:formula="of:=RAND()*140-20" office:value-type="float" office:value="72.2132356830993" calcext:value-type="float">
            <text:p>72,2132356830993</text:p>
          </table:table-cell>
          <table:table-cell table:style-name="ce4" table:formula="of:=RAND()*140-20" office:value-type="float" office:value="68.7483591863978" calcext:value-type="float">
            <text:p>68,7483591863978</text:p>
          </table:table-cell>
          <table:table-cell table:style-name="ce4" table:formula="of:=RAND()*140-20" office:value-type="float" office:value="26.9924028273054" calcext:value-type="float">
            <text:p>26,9924028273054</text:p>
          </table:table-cell>
          <table:table-cell table:style-name="ce4" table:formula="of:=RAND()*140-20" office:value-type="float" office:value="-4.30024470419916" calcext:value-type="float">
            <text:p>-4,30024470419916</text:p>
          </table:table-cell>
          <table:table-cell table:style-name="ce4" table:formula="of:=RAND()*140-20" office:value-type="float" office:value="1.74519352823628" calcext:value-type="float">
            <text:p>1,74519352823628</text:p>
          </table:table-cell>
          <table:table-cell table:style-name="ce4" table:formula="of:=RAND()*140-20" office:value-type="float" office:value="13.1097147552618" calcext:value-type="float">
            <text:p>13,1097147552618</text:p>
          </table:table-cell>
          <table:table-cell table:style-name="ce4" table:formula="of:=RAND()*140-20" office:value-type="float" office:value="43.8204683067961" calcext:value-type="float">
            <text:p>43,8204683067961</text:p>
          </table:table-cell>
          <table:table-cell table:style-name="ce4"/>
          <table:table-cell table:number-columns-repeated="1011"/>
        </table:table-row>
        <table:table-row table:style-name="ro2">
          <table:table-cell/>
          <table:table-cell table:style-name="ce4" table:formula="of:=RAND()*140-20" office:value-type="float" office:value="0.550911544642222" calcext:value-type="float">
            <text:p>0,550911544642222</text:p>
          </table:table-cell>
          <table:table-cell table:style-name="ce4" table:formula="of:=RAND()*140-20" office:value-type="float" office:value="117.973654919039" calcext:value-type="float">
            <text:p>117,973654919039</text:p>
          </table:table-cell>
          <table:table-cell table:style-name="ce4" table:formula="of:=RAND()*140-20" office:value-type="float" office:value="-8.3568314988713" calcext:value-type="float">
            <text:p>-8,3568314988713</text:p>
          </table:table-cell>
          <table:table-cell table:style-name="ce4" table:formula="of:=RAND()*140-20" office:value-type="float" office:value="105.794934447225" calcext:value-type="float">
            <text:p>105,794934447225</text:p>
          </table:table-cell>
          <table:table-cell table:style-name="ce4" table:formula="of:=RAND()*140-20" office:value-type="float" office:value="102.6413275877" calcext:value-type="float">
            <text:p>102,6413275877</text:p>
          </table:table-cell>
          <table:table-cell table:style-name="ce4" table:formula="of:=RAND()*140-20" office:value-type="float" office:value="30.0919074253081" calcext:value-type="float">
            <text:p>30,0919074253081</text:p>
          </table:table-cell>
          <table:table-cell table:style-name="ce4" table:formula="of:=RAND()*140-20" office:value-type="float" office:value="36.0849667294681" calcext:value-type="float">
            <text:p>36,0849667294681</text:p>
          </table:table-cell>
          <table:table-cell table:style-name="ce4" table:formula="of:=RAND()*140-20" office:value-type="float" office:value="117.527110644346" calcext:value-type="float">
            <text:p>117,527110644346</text:p>
          </table:table-cell>
          <table:table-cell table:style-name="ce4" table:formula="of:=RAND()*140-20" office:value-type="float" office:value="36.7905397191614" calcext:value-type="float">
            <text:p>36,7905397191614</text:p>
          </table:table-cell>
          <table:table-cell table:style-name="ce4" table:formula="of:=RAND()*140-20" office:value-type="float" office:value="-17.9025333819692" calcext:value-type="float">
            <text:p>-17,9025333819692</text:p>
          </table:table-cell>
          <table:table-cell table:style-name="ce4" table:formula="of:=RAND()*140-20" office:value-type="float" office:value="48.3870442168418" calcext:value-type="float">
            <text:p>48,3870442168418</text:p>
          </table:table-cell>
          <table:table-cell table:style-name="ce4"/>
          <table:table-cell table:number-columns-repeated="1011"/>
        </table:table-row>
        <table:table-row table:style-name="ro2">
          <table:table-cell/>
          <table:table-cell table:style-name="ce4" table:formula="of:=RAND()*140-20" office:value-type="float" office:value="66.347752333334" calcext:value-type="float">
            <text:p>66,347752333334</text:p>
          </table:table-cell>
          <table:table-cell table:style-name="ce4" table:formula="of:=RAND()*140-20" office:value-type="float" office:value="31.3210784373553" calcext:value-type="float">
            <text:p>31,3210784373553</text:p>
          </table:table-cell>
          <table:table-cell table:style-name="ce4" table:formula="of:=RAND()*140-20" office:value-type="float" office:value="38.6622779050312" calcext:value-type="float">
            <text:p>38,6622779050312</text:p>
          </table:table-cell>
          <table:table-cell table:style-name="ce4" table:formula="of:=RAND()*140-20" office:value-type="float" office:value="22.5580248844463" calcext:value-type="float">
            <text:p>22,5580248844463</text:p>
          </table:table-cell>
          <table:table-cell table:style-name="ce4" table:formula="of:=RAND()*140-20" office:value-type="float" office:value="45.3947527167923" calcext:value-type="float">
            <text:p>45,3947527167923</text:p>
          </table:table-cell>
          <table:table-cell table:style-name="ce4" table:formula="of:=RAND()*140-20" office:value-type="float" office:value="20.9265067948347" calcext:value-type="float">
            <text:p>20,9265067948347</text:p>
          </table:table-cell>
          <table:table-cell table:style-name="ce4" table:formula="of:=RAND()*140-20" office:value-type="float" office:value="-8.74228605240733" calcext:value-type="float">
            <text:p>-8,74228605240733</text:p>
          </table:table-cell>
          <table:table-cell table:style-name="ce4" table:formula="of:=RAND()*140-20" office:value-type="float" office:value="32.5704745157137" calcext:value-type="float">
            <text:p>32,5704745157137</text:p>
          </table:table-cell>
          <table:table-cell table:style-name="ce4" table:formula="of:=RAND()*140-20" office:value-type="float" office:value="38.9608962881294" calcext:value-type="float">
            <text:p>38,9608962881294</text:p>
          </table:table-cell>
          <table:table-cell table:style-name="ce4" table:formula="of:=RAND()*140-20" office:value-type="float" office:value="92.4802380232551" calcext:value-type="float">
            <text:p>92,4802380232551</text:p>
          </table:table-cell>
          <table:table-cell table:style-name="ce4" table:formula="of:=RAND()*140-20" office:value-type="float" office:value="83.4071660386887" calcext:value-type="float">
            <text:p>83,4071660386887</text:p>
          </table:table-cell>
          <table:table-cell table:style-name="ce4"/>
          <table:table-cell table:number-columns-repeated="1011"/>
        </table:table-row>
        <table:table-row table:style-name="ro2">
          <table:table-cell/>
          <table:table-cell table:style-name="ce4" table:formula="of:=RAND()*140-20" office:value-type="float" office:value="59.141654094458" calcext:value-type="float">
            <text:p>59,141654094458</text:p>
          </table:table-cell>
          <table:table-cell table:style-name="ce4" table:formula="of:=RAND()*140-20" office:value-type="float" office:value="26.1626480548728" calcext:value-type="float">
            <text:p>26,1626480548728</text:p>
          </table:table-cell>
          <table:table-cell table:style-name="ce4" table:formula="of:=RAND()*140-20" office:value-type="float" office:value="105.187657850497" calcext:value-type="float">
            <text:p>105,187657850497</text:p>
          </table:table-cell>
          <table:table-cell table:style-name="ce4" table:formula="of:=RAND()*140-20" office:value-type="float" office:value="47.1319006018956" calcext:value-type="float">
            <text:p>47,1319006018956</text:p>
          </table:table-cell>
          <table:table-cell table:style-name="ce4" table:formula="of:=RAND()*140-20" office:value-type="float" office:value="2.59252934841301" calcext:value-type="float">
            <text:p>2,59252934841301</text:p>
          </table:table-cell>
          <table:table-cell table:style-name="ce4" table:formula="of:=RAND()*140-20" office:value-type="float" office:value="89.3601066086703" calcext:value-type="float">
            <text:p>89,3601066086703</text:p>
          </table:table-cell>
          <table:table-cell table:style-name="ce4" table:formula="of:=RAND()*140-20" office:value-type="float" office:value="86.3407917009532" calcext:value-type="float">
            <text:p>86,3407917009532</text:p>
          </table:table-cell>
          <table:table-cell table:style-name="ce4" table:formula="of:=RAND()*140-20" office:value-type="float" office:value="71.9812370114541" calcext:value-type="float">
            <text:p>71,9812370114541</text:p>
          </table:table-cell>
          <table:table-cell table:style-name="ce4" table:formula="of:=RAND()*140-20" office:value-type="float" office:value="47.2389677197073" calcext:value-type="float">
            <text:p>47,2389677197073</text:p>
          </table:table-cell>
          <table:table-cell table:style-name="ce4" table:formula="of:=RAND()*140-20" office:value-type="float" office:value="-2.43608319018713" calcext:value-type="float">
            <text:p>-2,43608319018713</text:p>
          </table:table-cell>
          <table:table-cell table:style-name="ce4" table:formula="of:=RAND()*140-20" office:value-type="float" office:value="-14.3391976333487" calcext:value-type="float">
            <text:p>-14,3391976333487</text:p>
          </table:table-cell>
          <table:table-cell table:style-name="ce4"/>
          <table:table-cell table:number-columns-repeated="1011"/>
        </table:table-row>
        <table:table-row table:style-name="ro2">
          <table:table-cell/>
          <table:table-cell table:style-name="ce4" table:formula="of:=RAND()*140-20" office:value-type="float" office:value="43.9042903193251" calcext:value-type="float">
            <text:p>43,9042903193251</text:p>
          </table:table-cell>
          <table:table-cell table:style-name="ce4" table:formula="of:=RAND()*140-20" office:value-type="float" office:value="31.3282671033736" calcext:value-type="float">
            <text:p>31,3282671033736</text:p>
          </table:table-cell>
          <table:table-cell table:style-name="ce4" table:formula="of:=RAND()*140-20" office:value-type="float" office:value="56.1075121311461" calcext:value-type="float">
            <text:p>56,1075121311461</text:p>
          </table:table-cell>
          <table:table-cell table:style-name="ce4" table:formula="of:=RAND()*140-20" office:value-type="float" office:value="-9.54115208661228" calcext:value-type="float">
            <text:p>-9,54115208661228</text:p>
          </table:table-cell>
          <table:table-cell table:style-name="ce4" table:formula="of:=RAND()*140-20" office:value-type="float" office:value="12.390850721725" calcext:value-type="float">
            <text:p>12,390850721725</text:p>
          </table:table-cell>
          <table:table-cell table:style-name="ce4" table:formula="of:=RAND()*140-20" office:value-type="float" office:value="100.421659672668" calcext:value-type="float">
            <text:p>100,421659672668</text:p>
          </table:table-cell>
          <table:table-cell table:style-name="ce4" table:formula="of:=RAND()*140-20" office:value-type="float" office:value="20.3751698272563" calcext:value-type="float">
            <text:p>20,3751698272563</text:p>
          </table:table-cell>
          <table:table-cell table:style-name="ce4" table:formula="of:=RAND()*140-20" office:value-type="float" office:value="1.58516838507656" calcext:value-type="float">
            <text:p>1,58516838507656</text:p>
          </table:table-cell>
          <table:table-cell table:style-name="ce4" table:formula="of:=RAND()*140-20" office:value-type="float" office:value="-15.4528205374204" calcext:value-type="float">
            <text:p>-15,4528205374204</text:p>
          </table:table-cell>
          <table:table-cell table:style-name="ce4" table:formula="of:=RAND()*140-20" office:value-type="float" office:value="99.6232083787683" calcext:value-type="float">
            <text:p>99,6232083787683</text:p>
          </table:table-cell>
          <table:table-cell table:style-name="ce4" table:formula="of:=RAND()*140-20" office:value-type="float" office:value="1.3440600901932" calcext:value-type="float">
            <text:p>1,3440600901932</text:p>
          </table:table-cell>
          <table:table-cell table:style-name="ce4"/>
          <table:table-cell table:number-columns-repeated="1011"/>
        </table:table-row>
        <table:table-row table:style-name="ro2">
          <table:table-cell/>
          <table:table-cell table:style-name="ce4" table:formula="of:=RAND()*140-20" office:value-type="float" office:value="-15.1976926573573" calcext:value-type="float">
            <text:p>-15,1976926573573</text:p>
          </table:table-cell>
          <table:table-cell table:style-name="ce4" table:formula="of:=RAND()*140-20" office:value-type="float" office:value="-9.60651013760051" calcext:value-type="float">
            <text:p>-9,60651013760051</text:p>
          </table:table-cell>
          <table:table-cell table:style-name="ce4" table:formula="of:=RAND()*140-20" office:value-type="float" office:value="62.1333438011755" calcext:value-type="float">
            <text:p>62,1333438011755</text:p>
          </table:table-cell>
          <table:table-cell table:style-name="ce4" table:formula="of:=RAND()*140-20" office:value-type="float" office:value="39.5473273681687" calcext:value-type="float">
            <text:p>39,5473273681687</text:p>
          </table:table-cell>
          <table:table-cell table:style-name="ce4" table:formula="of:=RAND()*140-20" office:value-type="float" office:value="-19.4369423871872" calcext:value-type="float">
            <text:p>-19,4369423871872</text:p>
          </table:table-cell>
          <table:table-cell table:style-name="ce4" table:formula="of:=RAND()*140-20" office:value-type="float" office:value="-1.07542498148973" calcext:value-type="float">
            <text:p>-1,07542498148973</text:p>
          </table:table-cell>
          <table:table-cell table:style-name="ce4" table:formula="of:=RAND()*140-20" office:value-type="float" office:value="2.8795593080886" calcext:value-type="float">
            <text:p>2,8795593080886</text:p>
          </table:table-cell>
          <table:table-cell table:style-name="ce4" table:formula="of:=RAND()*140-20" office:value-type="float" office:value="-16.1480629831416" calcext:value-type="float">
            <text:p>-16,1480629831416</text:p>
          </table:table-cell>
          <table:table-cell table:style-name="ce4" table:formula="of:=RAND()*140-20" office:value-type="float" office:value="59.36831267268" calcext:value-type="float">
            <text:p>59,36831267268</text:p>
          </table:table-cell>
          <table:table-cell table:style-name="ce4" table:formula="of:=RAND()*140-20" office:value-type="float" office:value="69.9863989576743" calcext:value-type="float">
            <text:p>69,9863989576743</text:p>
          </table:table-cell>
          <table:table-cell table:style-name="ce4" table:formula="of:=RAND()*140-20" office:value-type="float" office:value="74.8842811737047" calcext:value-type="float">
            <text:p>74,8842811737047</text:p>
          </table:table-cell>
          <table:table-cell table:style-name="ce4"/>
          <table:table-cell table:number-columns-repeated="1011"/>
        </table:table-row>
        <table:table-row table:style-name="ro2">
          <table:table-cell/>
          <table:table-cell table:style-name="ce4" table:formula="of:=RAND()*140-20" office:value-type="float" office:value="13.2174211188218" calcext:value-type="float">
            <text:p>13,2174211188218</text:p>
          </table:table-cell>
          <table:table-cell table:style-name="ce4" table:formula="of:=RAND()*140-20" office:value-type="float" office:value="101.89403350524" calcext:value-type="float">
            <text:p>101,89403350524</text:p>
          </table:table-cell>
          <table:table-cell table:style-name="ce4" table:formula="of:=RAND()*140-20" office:value-type="float" office:value="23.3298890479658" calcext:value-type="float">
            <text:p>23,3298890479658</text:p>
          </table:table-cell>
          <table:table-cell table:style-name="ce4" table:formula="of:=RAND()*140-20" office:value-type="float" office:value="18.2848456908006" calcext:value-type="float">
            <text:p>18,2848456908006</text:p>
          </table:table-cell>
          <table:table-cell table:style-name="ce4" table:formula="of:=RAND()*140-20" office:value-type="float" office:value="75.0322412014695" calcext:value-type="float">
            <text:p>75,0322412014695</text:p>
          </table:table-cell>
          <table:table-cell table:style-name="ce4" table:formula="of:=RAND()*140-20" office:value-type="float" office:value="83.5214262206468" calcext:value-type="float">
            <text:p>83,5214262206468</text:p>
          </table:table-cell>
          <table:table-cell table:style-name="ce4" table:formula="of:=RAND()*140-20" office:value-type="float" office:value="109.813069071018" calcext:value-type="float">
            <text:p>109,813069071018</text:p>
          </table:table-cell>
          <table:table-cell table:style-name="ce4" table:formula="of:=RAND()*140-20" office:value-type="float" office:value="73.8468422510598" calcext:value-type="float">
            <text:p>73,8468422510598</text:p>
          </table:table-cell>
          <table:table-cell table:style-name="ce4" table:formula="of:=RAND()*140-20" office:value-type="float" office:value="61.8797502539445" calcext:value-type="float">
            <text:p>61,8797502539445</text:p>
          </table:table-cell>
          <table:table-cell table:style-name="ce4" table:formula="of:=RAND()*140-20" office:value-type="float" office:value="-19.9399280270257" calcext:value-type="float">
            <text:p>-19,9399280270257</text:p>
          </table:table-cell>
          <table:table-cell table:style-name="ce4" table:formula="of:=RAND()*140-20" office:value-type="float" office:value="4.81820033121533" calcext:value-type="float">
            <text:p>4,81820033121533</text:p>
          </table:table-cell>
          <table:table-cell table:style-name="ce4"/>
          <table:table-cell table:number-columns-repeated="1011"/>
        </table:table-row>
        <table:table-row table:style-name="ro2">
          <table:table-cell/>
          <table:table-cell table:style-name="ce4" table:formula="of:=RAND()*140-20" office:value-type="float" office:value="91.4150457926729" calcext:value-type="float">
            <text:p>91,4150457926729</text:p>
          </table:table-cell>
          <table:table-cell table:style-name="ce4" table:formula="of:=RAND()*140-20" office:value-type="float" office:value="90.0002089504276" calcext:value-type="float">
            <text:p>90,0002089504276</text:p>
          </table:table-cell>
          <table:table-cell table:style-name="ce4" table:formula="of:=RAND()*140-20" office:value-type="float" office:value="64.7340205846582" calcext:value-type="float">
            <text:p>64,7340205846582</text:p>
          </table:table-cell>
          <table:table-cell table:style-name="ce4" table:formula="of:=RAND()*140-20" office:value-type="float" office:value="108.501594911344" calcext:value-type="float">
            <text:p>108,501594911344</text:p>
          </table:table-cell>
          <table:table-cell table:style-name="ce4" table:formula="of:=RAND()*140-20" office:value-type="float" office:value="114.927878227585" calcext:value-type="float">
            <text:p>114,927878227585</text:p>
          </table:table-cell>
          <table:table-cell table:style-name="ce4" table:formula="of:=RAND()*140-20" office:value-type="float" office:value="39.3632156307919" calcext:value-type="float">
            <text:p>39,3632156307919</text:p>
          </table:table-cell>
          <table:table-cell table:style-name="ce4" table:formula="of:=RAND()*140-20" office:value-type="float" office:value="-2.49678923763286" calcext:value-type="float">
            <text:p>-2,49678923763286</text:p>
          </table:table-cell>
          <table:table-cell table:style-name="ce4" table:formula="of:=RAND()*140-20" office:value-type="float" office:value="10.3478537210382" calcext:value-type="float">
            <text:p>10,3478537210382</text:p>
          </table:table-cell>
          <table:table-cell table:style-name="ce4" table:formula="of:=RAND()*140-20" office:value-type="float" office:value="84.4592913430482" calcext:value-type="float">
            <text:p>84,4592913430482</text:p>
          </table:table-cell>
          <table:table-cell table:style-name="ce4" table:formula="of:=RAND()*140-20" office:value-type="float" office:value="119.879640666144" calcext:value-type="float">
            <text:p>119,879640666144</text:p>
          </table:table-cell>
          <table:table-cell table:style-name="ce4" table:formula="of:=RAND()*140-20" office:value-type="float" office:value="69.600488852234" calcext:value-type="float">
            <text:p>69,600488852234</text:p>
          </table:table-cell>
          <table:table-cell table:style-name="ce4"/>
          <table:table-cell table:number-columns-repeated="1011"/>
        </table:table-row>
        <table:table-row table:style-name="ro2">
          <table:table-cell/>
          <table:table-cell table:style-name="ce4" table:formula="of:=RAND()*140-20" office:value-type="float" office:value="-10.3384891011892" calcext:value-type="float">
            <text:p>-10,3384891011892</text:p>
          </table:table-cell>
          <table:table-cell table:style-name="ce4" table:formula="of:=RAND()*140-20" office:value-type="float" office:value="-18.9606851738692" calcext:value-type="float">
            <text:p>-18,9606851738692</text:p>
          </table:table-cell>
          <table:table-cell table:style-name="ce4" table:formula="of:=RAND()*140-20" office:value-type="float" office:value="86.7477673075476" calcext:value-type="float">
            <text:p>86,7477673075476</text:p>
          </table:table-cell>
          <table:table-cell table:style-name="ce4" table:formula="of:=RAND()*140-20" office:value-type="float" office:value="114.334336315352" calcext:value-type="float">
            <text:p>114,334336315352</text:p>
          </table:table-cell>
          <table:table-cell table:style-name="ce4" table:formula="of:=RAND()*140-20" office:value-type="float" office:value="117.699550272353" calcext:value-type="float">
            <text:p>117,699550272353</text:p>
          </table:table-cell>
          <table:table-cell table:style-name="ce4" table:formula="of:=RAND()*140-20" office:value-type="float" office:value="96.3114200092856" calcext:value-type="float">
            <text:p>96,3114200092856</text:p>
          </table:table-cell>
          <table:table-cell table:style-name="ce4" table:formula="of:=RAND()*140-20" office:value-type="float" office:value="6.24755638655618" calcext:value-type="float">
            <text:p>6,24755638655618</text:p>
          </table:table-cell>
          <table:table-cell table:style-name="ce4" table:formula="of:=RAND()*140-20" office:value-type="float" office:value="40.4499754086524" calcext:value-type="float">
            <text:p>40,4499754086524</text:p>
          </table:table-cell>
          <table:table-cell table:style-name="ce4" table:formula="of:=RAND()*140-20" office:value-type="float" office:value="73.092108787395" calcext:value-type="float">
            <text:p>73,092108787395</text:p>
          </table:table-cell>
          <table:table-cell table:style-name="ce4" table:formula="of:=RAND()*140-20" office:value-type="float" office:value="37.0274017114013" calcext:value-type="float">
            <text:p>37,0274017114013</text:p>
          </table:table-cell>
          <table:table-cell table:style-name="ce4" table:formula="of:=RAND()*140-20" office:value-type="float" office:value="32.0740842806447" calcext:value-type="float">
            <text:p>32,0740842806447</text:p>
          </table:table-cell>
          <table:table-cell table:style-name="ce4"/>
          <table:table-cell table:number-columns-repeated="1011"/>
        </table:table-row>
        <table:table-row table:style-name="ro2">
          <table:table-cell/>
          <table:table-cell table:style-name="ce4" table:number-columns-repeated="12"/>
          <table:table-cell table:number-columns-repeated="101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2.B2:Tabelle2.M15">
            <calcext:color-scale>
              <calcext:color-scale-entry calcext:value="0" calcext:type="number" calcext:color="#00a933"/>
              <calcext:color-scale-entry calcext:value="60" calcext:type="percentile" calcext:color="#ffff00"/>
              <calcext:color-scale-entry calcext:value="120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ngelbert Niehaus</meta:initial-creator>
    <meta:creation-date>2023-07-17T16:29:10.035688095</meta:creation-date>
    <dc:date>2023-07-17T17:16:51.473685514</dc:date>
    <dc:creator>Engelbert Niehaus</dc:creator>
    <meta:editing-duration>PT26M49S</meta:editing-duration>
    <meta:editing-cycles>2</meta:editing-cycles>
    <meta:generator>LibreOffice/7.0.4.2$Linux_X86_64 LibreOffice_project/00$Build-2</meta:generator>
    <meta:document-statistic meta:table-count="2" meta:cell-count="566" meta:object-count="0"/>
  </office:meta>
</office:document-meta>
</file>